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21788" officeooo:paragraph-rsid="00021788" style:font-size-asian="15pt" style:font-size-complex="15pt"/>
    </style:style>
    <style:style style:name="P2" style:family="paragraph" style:parent-style-name="Preformatted_20_Text">
      <style:text-properties fo:font-size="15pt" officeooo:rsid="00021788" officeooo:paragraph-rsid="0003e6fd" style:font-size-asian="15pt" style:font-size-complex="15pt"/>
    </style:style>
    <style:style style:name="P3" style:family="paragraph" style:parent-style-name="Preformatted_20_Text">
      <style:text-properties fo:font-size="15pt" officeooo:rsid="0003e6fd" officeooo:paragraph-rsid="0003e6fd" style:font-size-asian="15pt" style:font-size-complex="15pt"/>
    </style:style>
    <style:style style:name="P4" style:family="paragraph" style:parent-style-name="Preformatted_20_Text">
      <style:text-properties fo:font-size="10.5pt" officeooo:rsid="00021788" officeooo:paragraph-rsid="00021788" style:font-size-asian="10.5pt" style:font-size-complex="10.5pt"/>
    </style:style>
    <style:style style:name="P5" style:family="paragraph" style:parent-style-name="Preformatted_20_Text">
      <style:text-properties fo:font-size="11pt" officeooo:rsid="00021788" officeooo:paragraph-rsid="00021788" style:font-size-asian="11pt" style:font-size-complex="11pt"/>
    </style:style>
    <style:style style:name="P6" style:family="paragraph" style:parent-style-name="Preformatted_20_Text">
      <style:paragraph-properties fo:break-before="page"/>
      <style:text-properties fo:font-size="15pt" officeooo:rsid="00021788" officeooo:paragraph-rsid="00021788" style:font-size-asian="15pt" style:font-size-complex="15pt"/>
    </style:style>
    <style:style style:name="P7" style:family="paragraph" style:parent-style-name="Preformatted_20_Text">
      <style:paragraph-properties fo:break-before="page"/>
      <style:text-properties fo:font-size="15pt" officeooo:rsid="00021788" officeooo:paragraph-rsid="0003e6fd" style:font-size-asian="15pt" style:font-size-complex="15pt"/>
    </style:style>
    <style:style style:name="P8" style:family="paragraph" style:parent-style-name="Footer">
      <style:text-properties officeooo:rsid="00021788" officeooo:paragraph-rsid="00021788"/>
    </style:style>
    <style:style style:name="T1" style:family="text">
      <style:text-properties officeooo:rsid="00038fad"/>
    </style:style>
    <style:style style:name="T2" style:family="text">
      <style:text-properties fo:font-size="12pt" style:font-size-asian="12pt" style:font-size-complex="12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684 《阿不拉的三個女人》01</text:p>
        <text:p text:style-name="P1"/>
        <text:p text:style-name="P1">民國四十四年，</text:p>
        <text:p text:style-name="P1">Bîn-kok sì-tsa̍p-sì nî, </text:p>
        <text:p text:style-name="P1"/>
        <text:p text:style-name="P1">看電影是一項真時行的代誌，</text:p>
        <text:p text:style-name="P1">khuànn tiān-iánn sī tsi̍t hāng tsin sî-kiânn ê tāi-tsì, </text:p>
        <text:p text:style-name="P1"/>
        <text:p text:style-name="P1">彼个時陣有 美國 片、</text:p>
        <text:p text:style-name="P1">hit ê sî-tsūn ū <text:s/>Bí-kok <text:s/>phìnn, </text:p>
        <text:p text:style-name="P1"/>
        <text:p text:style-name="P1">國語片、</text:p>
        <text:p text:style-name="P1">kok-gí phìnn, </text:p>
        <text:p text:style-name="P1"/>
        <text:p text:style-name="P1"><text:s/>廣東 片，</text:p>
        <text:p text:style-name="P1"><text:s/>kńg-tang <text:s/>phìnn, </text:p>
        <text:p text:style-name="P1"/>
        <text:p text:style-name="P1">甚至是 廈門 片，</text:p>
        <text:p text:style-name="P1">sīm-tsì sī <text:s/>Ē-mn̂g <text:s/>phìnn, </text:p>
        <text:p text:style-name="P1"/>
        <text:p text:style-name="P1">猶毋過就是無咱 臺灣 家己拍的臺語片，</text:p>
        <text:p text:style-name="P1">iah-m̄-koh tō sī bô lán <text:s/>Tâi-uân <text:s/>ka-kī phah ê Tâi-gí phìnn, </text:p>
        <text:p text:style-name="P1"/>
        <text:p text:style-name="P1">總算有一工，</text:p>
        <text:p text:style-name="P1">tsóng sǹg ū tsi̍t kang, </text:p>
        <text:p text:style-name="P1"/>
        <text:p text:style-name="P1"><text:s/>拱樂社 準備欲拍 臺灣 頭一齣正港的臺語電影，</text:p>
        <text:p text:style-name="P1"><text:s/>Kióng-lo̍k-siā <text:s/>tsún-pī beh phah <text:s/>Tâi-uân <text:s/>thâu tsi̍t tshut tsiànn-káng ê Tâi-gí tiān-iánn, </text:p>
        <text:p text:style-name="P1"/>
        <text:p text:style-name="P1"/>
        <text:p text:style-name="P1">「 王寶釧 與 薛平貴 」，</text:p>
        <text:p text:style-name="P1">“ Ông Pó-tshuan <text:s/>í <text:s/>Sih Pîng-kuì ”, </text:p>
        <text:p text:style-name="P1"/>
        <text:p text:style-name="P1">這是關係著咱 臺灣 電影未來發展的出路，</text:p>
        <text:p text:style-name="P1">tse sī kuan-hē-tio̍h lán <text:s/>Tâi-uân <text:s/>tiān-iánn bī-lâi huat-tián ê tshut-lōo, </text:p>
        <text:p text:style-name="P1"/>
        <text:p text:style-name="P1">猶毋過有人為著個人的利益，</text:p>
        <text:p text:style-name="P1">iah-m̄-koh ū lâng uī-tio̍h kò-lîn ê lī-ik, </text:p>
        <text:p text:style-name="P1"/>
        <text:p text:style-name="P1">放風聲欲來相爭。</text:p>
        <text:p text:style-name="P1">pàng hong-siann beh lâi sio-tsinn. </text:p>
        <text:p text:style-name="P1"/>
        <text:p text:style-name="P1">我，</text:p>
        <text:p text:style-name="P1">Guá, </text:p>
        <text:p text:style-name="P1"/>
        <text:p text:style-name="P1"><text:s/>阿不拉 ，</text:p>
        <text:p text:style-name="P1"><text:s/>A-put-lah , </text:p>
        <text:p text:style-name="P1"/>
        <text:p text:style-name="P1">絕對袂用得激恬恬。</text:p>
        <text:p text:style-name="P1">tsua̍t-tuì bē-īng-eh kik tiām-tiām.</text:p>
        <text:p text:style-name="P1"/>
        <text:p text:style-name="P1">你佮 拱樂社 有啥物關係？</text:p>
        <text:p text:style-name="P1">Lí kah <text:s/>Kióng-lo̍k-siā <text:s/>ū siánn-mih kuan-hē?</text:p>
        <text:p text:style-name="P1"/>
        <text:p text:style-name="P1">無任何的關係。</text:p>
        <text:p text:style-name="P1">Bô līm-hô ê kuan-hē.</text:p>
        <text:p text:style-name="P1"/>
        <text:p text:style-name="P1"/>
        <text:p text:style-name="P6"><text:s/>たろう 是地方的角頭，</text:p>
        <text:p text:style-name="P1"><text:s/><text:span text:style-name="T1">Tha2-loo3</text:span> <text:s/>sī tē-hng ê kak-thâu, </text:p>
        <text:p text:style-name="P1"/>
        <text:p text:style-name="P1">伊的手頭有真濟 廈門 片，</text:p>
        <text:p text:style-name="P1">i ê tshiú-thâu ū tsin tsē <text:s/>Ē-mn̂g <text:s/>phìnn, </text:p>
        <text:p text:style-name="P1"/>
        <text:p text:style-name="P1">所以想欲阻止臺語片的發展，</text:p>
        <text:p text:style-name="P1">sóo-í siūnn-beh tsóo-tsí Tâi-gí phìnn ê huat-tián, </text:p>
        <text:p text:style-name="P1"/>
        <text:p text:style-name="P1">我只是一个小戲院的頭家，</text:p>
        <text:p text:style-name="P1">guá tsí-sī tsi̍t ê sió hì-īnn ê thâu-ke, </text:p>
        <text:p text:style-name="P1"/>
        <text:p text:style-name="P1">猶毋過 臺灣 電影是我的性命，</text:p>
        <text:p text:style-name="P1">iah-m̄-koh <text:s/>Tâi-uân <text:s/>tiān-iánn sī guá ê sènn-miā, </text:p>
        <text:p text:style-name="P1"/>
        <text:p text:style-name="P1">無論按怎我永遠攏袂放棄。</text:p>
        <text:p text:style-name="P1">bô-lūn án-tsuánn guá íng-uán lóng bē hòng-khì.</text:p>
        <text:p text:style-name="P1"/>
        <text:p text:style-name="P1"><text:s/>阿猴 。</text:p>
        <text:p text:style-name="P1"><text:s/>A-kâu .</text:p>
        <text:p text:style-name="P1"/>
        <text:p text:style-name="P1"><text:s/>たろう 桑，</text:p>
        <text:p text:style-name="P1"><text:s/>たろう <text:s/>--sáng, </text:p>
        <text:p text:style-name="P1"/>
        <text:p text:style-name="P1">請你手勢攑予懸，</text:p>
        <text:p text:style-name="P1">tshiánn lí tshiú-sè gia̍h hōo kuân, </text:p>
        <text:p text:style-name="P1"/>
        <text:p text:style-name="P1">遮的錢就是你的。</text:p>
        <text:p text:style-name="P1">tsia-ê tsînn tō sī lí ê.</text:p>
        <text:p text:style-name="P1"/>
        <text:p text:style-name="P1">若是欲愛我莫插這層代誌，</text:p>
        <text:p text:style-name="P1">Nā sī beh ài guá mài tshap tsit tsân tāi-tsì, </text:p>
        <text:p text:style-name="P1"/>
        <text:p text:style-name="P1">除了你講一个理由予我聽會落去。</text:p>
        <text:p text:style-name="P1">tî-liáu lí kóng tsi̍t ê lí-iû hōo guá thiann ē lo̍h-khì.</text:p>
        <text:p text:style-name="P1"/>
        <text:p text:style-name="P1">天下人管天下事，</text:p>
        <text:p text:style-name="P1">Thian-hā lîn kuán thian-hā sū, </text:p>
        <text:p text:style-name="P1"/>
        <text:p text:style-name="P1">我是 臺灣人 ，</text:p>
        <text:p text:style-name="P1">guá sī <text:s/>Tâi-uân-lâng , </text:p>
        <text:p text:style-name="P1"/>
        <text:p text:style-name="P1">無可能無管 臺灣 的電影事，</text:p>
        <text:p text:style-name="P1">bô khó-lîng bô kuán <text:s/>Tâi-uân <text:s/>ê tiān-iánn sū, </text:p>
        <text:p text:style-name="P1"/>
        <text:p text:style-name="P1"><text:s/>拱樂社 的「 薛平貴 佮 王寶釧 」若是閣拍袂成，</text:p>
        <text:p text:style-name="P1"><text:s/>Kióng-lo̍k-siā <text:s/>ê “ Sih Pîng-kuì <text:s/>kah <text:s/>Ông Pó-tshuan ” nā-sī koh phah bē sîng, </text:p>
        <text:p text:style-name="P1"/>
        <text:p text:style-name="P1">以後無人敢拍臺語片矣，</text:p>
        <text:p text:style-name="P1">í-āu bô lâng kánn phah Tâi-gí phìnn --ah, </text:p>
        <text:p text:style-name="P1"/>
        <text:p text:style-name="P1">這支片仔是臺語片的希望，</text:p>
        <text:p text:style-name="P1">tsit ki phìnn--á sī Tâi-gí phìnn ê hi-bāng, </text:p>
        <text:p text:style-name="P1"/>
        <text:p text:style-name="P1"><text:s/>臺灣人 的寄託，</text:p>
        <text:p text:style-name="P1"><text:s/>Tâi-uân-lâng <text:s/>ê kià-thok, </text:p>
        <text:p text:style-name="P1"/>
        <text:p text:style-name="P1">我不准任何人來阻擋。</text:p>
        <text:p text:style-name="P1">guá put-tsún līm-hô lâng lâi tsóo-tòng.</text:p>
        <text:p text:style-name="P1"/>
        <text:p text:style-name="P1"/>
        <text:p text:style-name="P6">腳數好，</text:p>
        <text:p text:style-name="P1">Kioh-siàu hó, </text:p>
        <text:p text:style-name="P1"/>
        <text:p text:style-name="P1">無跋一寡輸贏是袂使得。</text:p>
        <text:p text:style-name="P1">bô pua̍h tsi̍t-kuá su-iânn sī bē-sái-lit.</text:p>
        <text:p text:style-name="P1"/>
        <text:p text:style-name="P1">好，</text:p>
        <text:p text:style-name="P1">Hó, </text:p>
        <text:p text:style-name="P1"/>
        <text:p text:style-name="P1">欲按怎我攏奉陪。</text:p>
        <text:p text:style-name="P1">beh án-nuá guá lóng hōng-puê.</text:p>
        <text:p text:style-name="P1"/>
        <text:p text:style-name="P1">你無夠格通好佮我跋，</text:p>
        <text:p text:style-name="P1">Lí bô kàu-keh thang hó kah guá pua̍h, </text:p>
        <text:p text:style-name="P1"/>
        <text:p text:style-name="P1">你去佮彼个 ちん 桑，</text:p>
        <text:p text:style-name="P1">lí khì kah hit ê <text:s/>ちん <text:s/>--sáng, </text:p>
        <text:p text:style-name="P1"/>
        <text:p text:style-name="P1">看恁欲按怎輸贏，</text:p>
        <text:p text:style-name="P1">khuànn lín beh án-nuá su-iânn, </text:p>
        <text:p text:style-name="P1"/>
        <text:p text:style-name="P1">只要你若跋會贏，</text:p>
        <text:p text:style-name="P1">tsí-iàu lí nā pua̍h ē iânn, </text:p>
        <text:p text:style-name="P1"/>
        <text:p text:style-name="P1">面子就做予你。</text:p>
        <text:p text:style-name="P1">bīn-tsú tō tsuè hōo lí.</text:p>
        <text:p text:style-name="P1"/>
        <text:p text:style-name="P1">我 阿不拉 會用得輸，</text:p>
        <text:p text:style-name="P1">Guá <text:s/>A-put-lah <text:s/>ē-īng-eh su, </text:p>
        <text:p text:style-name="P1"/>
        <text:p text:style-name="P1">猶毋過 臺灣 電影的未來袂用得輸，</text:p>
        <text:p text:style-name="P1">iah-m̄-koh <text:s/>Tâi-uân <text:s/>tiān-iánn ê bī-lâi bē-īng-eh su, </text:p>
        <text:p text:style-name="P1">這改我一定愛贏。</text:p>
        <text:p text:style-name="P1">tsit kái guá it-tīng ài iânn.</text:p>
        <text:p text:style-name="P3"/>
        <text:p text:style-name="P1">好消息，</text:p>
        <text:p text:style-name="P1">hó siau-sit, </text:p>
        <text:p text:style-name="P1"/>
        <text:p text:style-name="P1"><text:s/>臺灣 第一支大支的電影，</text:p>
        <text:p text:style-name="P1"><text:s/>Tâi-uân <text:s/>tē-it ki tuā ki ê tiān-iánn, </text:p>
        <text:p text:style-name="P1"/>
        <text:p text:style-name="P1">「 王寶釧 、 薛平貴 」，</text:p>
        <text:p text:style-name="P1">“ Ông Pó-tshuan , <text:s/>Sih Pîng-kuì ”, <text:s/></text:p>
        <text:p text:style-name="P1"/>
        <text:p text:style-name="P1"><text:s/>臺灣 第一支大支的電影、</text:p>
        <text:p text:style-name="P1"><text:s/>Tâi-uân <text:s/>tē-it ki tuā ki ê tiān-iánn, <text:s/></text:p>
        <text:p text:style-name="P1"/>
        <text:p text:style-name="P1"><text:s/>臺灣 第一支大支的電影，</text:p>
        <text:p text:style-name="P1"><text:s/>Tâi-uân <text:s/>tē-it ki tuā ki ê tiān-iánn,</text:p>
        <text:p text:style-name="P1"/>
        <text:p text:style-name="P1">「 王寶釧 、 薛平貴 」。</text:p>
        <text:p text:style-name="P5"><text:s/>“ Ông Pó-tshuan , <text:s/>Sih Pîng-kuì .” </text:p>
        <text:p text:style-name="P1"/>
        <text:p text:style-name="P1">啊來來來來，</text:p>
        <text:p text:style-name="P1">Ah lâi lâi lâi lâi, </text:p>
        <text:p text:style-name="P1"/>
        <text:p text:style-name="P1">閣五分鐘著欲踩街矣唅，</text:p>
        <text:p text:style-name="P1">Koh gōo hun-tsing to̍h beh tshái-ke --ah --hannh, </text:p>
        <text:p text:style-name="P1"/>
        <text:p text:style-name="P1">妝好的人緊上車，</text:p>
        <text:p text:style-name="P1">tsng hó --ê lâng kín tsiūnn-tshia, </text:p>
        <text:p text:style-name="P1"/>
        <text:p text:style-name="P1">猶未好的跤手較緊咧。</text:p>
        <text:p text:style-name="P4">iah-bē hó --ê <text:s/>kha-tshiú khah kín --eh.</text:p>
        <text:p text:style-name="P1"/>
        <text:p text:style-name="P1"><text:soft-page-break/>咧喝矣，</text:p>
        <text:p text:style-name="P1">Leh huah --ah, </text:p>
        <text:p text:style-name="P1"/>
        <text:p text:style-name="P1">有聽著乎！</text:p>
        <text:p text:style-name="P1">ū thiann--tio̍h --honnh!</text:p>
        <text:p text:style-name="P1"/>
        <text:p text:style-name="P1">來來！</text:p>
        <text:p text:style-name="P1">Lâi lâi!</text:p>
        <text:p text:style-name="P1"/>
        <text:p text:style-name="P1">彼頭家佮頭家娘乎，</text:p>
        <text:p text:style-name="P1">He thâu-ke kah thâu-ke-niû --honnh,</text:p>
        <text:p text:style-name="P1"/>
        <text:p text:style-name="P1">這馬是咧搬佗一齣啊，</text:p>
        <text:p text:style-name="P1">tsit-má sī leh puann tó tsı̍t tshut --ah, </text:p>
        <text:p text:style-name="P1"/>
        <text:p text:style-name="P1">哪會妝甲按呢？</text:p>
        <text:p text:style-name="P1">ná ē tsng kah án-ne?</text:p>
        <text:p text:style-name="P1"/>
        <text:p text:style-name="P1">你真正古井水雞呢，</text:p>
        <text:p text:style-name="P1">Lí tsin-tsiànn kóo-tsénn tsuí-ke --neh, </text:p>
        <text:p text:style-name="P1"/>
        <text:p text:style-name="P1">彼 白瑞德 佮 郝思嘉 啦！</text:p>
        <text:p text:style-name="P1">he <text:s/>白瑞德 <text:s/>kah <text:s/>郝思嘉 <text:s/>--lah!</text:p>
        <text:p text:style-name="P1"/>
        <text:p text:style-name="P1"><text:s/>亂世佳人 。</text:p>
        <text:p text:style-name="P1"><text:s/>亂世佳人 .</text:p>
        <text:p text:style-name="P1"/>
        <text:p text:style-name="P1">謼，</text:p>
        <text:p text:style-name="P1">Hooh, </text:p>
        <text:p text:style-name="P1"/>
        <text:p text:style-name="P1">你講彼支大支片喔?</text:p>
        <text:p text:style-name="P1">lí kóng hit ki tuā ki phìnn --ooh?</text:p>
        <text:p text:style-name="P1"/>
        <text:p text:style-name="P1">著啦！</text:p>
        <text:p text:style-name="P1">Tio̍h--lah!</text:p>
        <text:p text:style-name="P1"/>
        <text:p text:style-name="P1">喔「 王寶釧 、 薛平貴 」來囉，</text:p>
        <text:p text:style-name="P1">Ooh“ Ông Pó-tshuan , <text:s/>Sih Pîng-kuì ” lâi --looh, </text:p>
        <text:p text:style-name="P1"/>
        <text:p text:style-name="P1">這 臺灣 頭一齣、</text:p>
        <text:p text:style-name="P1">tse <text:s/>Tâi-uân <text:s/>thâu tsi̍t tshut, </text:p>
        <text:p text:style-name="P1"/>
        <text:p text:style-name="P1">世界第一等，</text:p>
        <text:p text:style-name="P1">sè-kài tē-it tíng, </text:p>
        <text:p text:style-name="P1"/>
        <text:p text:style-name="P1">頭一支大支的電影，</text:p>
        <text:p text:style-name="P1">thâu tsi̍t ki tuā ki ê tiān-iánn,</text:p>
        <text:p text:style-name="P1"/>
        <text:p text:style-name="P1">「 王寶釧 、 薛平貴 」來囉，</text:p>
        <text:p text:style-name="P1">“ Ông Pó-tshuan , <text:s/>Sih Pîng-kuì ” lâi --looh, </text:p>
        <text:p text:style-name="P1"/>
        <text:p text:style-name="P1">這 臺灣 頭一齣、</text:p>
        <text:p text:style-name="P1">tse <text:s/>Tâi-uân <text:s/>thâu tsi̍t tshut, </text:p>
        <text:p text:style-name="P1"/>
        <text:p text:style-name="P1">世界第一等，</text:p>
        <text:p text:style-name="P1">sè-kài tē-it tíng, </text:p>
        <text:p text:style-name="P1"/>
        <text:p text:style-name="P1">欲佇咱 國際 大戲院隆重獻映喔，</text:p>
        <text:p text:style-name="P1">beh tī lán <text:s/>Kok-tsè <text:s/>tuā hì-īnn liông-tiōng hiàn-ìng --ooh, </text:p>
        <text:p text:style-name="P1"/>
        <text:p text:style-name="P1">耗資數十萬、</text:p>
        <text:p text:style-name="P1">hònn tsu sòo tsa̍p bān, </text:p>
        <text:p text:style-name="P1"/>
        <text:p text:style-name="P1">這動員數千人。</text:p>
        <text:p text:style-name="P1">tse tōng-uân sòo tshing lâng.</text:p>
        <text:p text:style-name="P1"/>
        <text:p text:style-name="P1"/>
        <text:p text:style-name="P1"><text:soft-page-break/>謼，</text:p>
        <text:p text:style-name="P1">Hooh, </text:p>
        <text:p text:style-name="P1"/>
        <text:p text:style-name="P1"><text:s/>阿不拉 這个毋成囝敢若足厲害的唅，</text:p>
        <text:p text:style-name="P1"><text:s/>A-put-lah <text:s/>tsit ê m̄-tsiânn-kiánn kánn-ná tsiok lī-hāi --ê --hannh, </text:p>
        <text:p text:style-name="P1"/>
        <text:p text:style-name="P1">場面排甲遮爾鬧熱，</text:p>
        <text:p text:style-name="P1">tiûnn-bīn pâi kah tsiah-nī nāu-jia̍t, </text:p>
        <text:p text:style-name="P1"/>
        <text:p text:style-name="P1">唉，</text:p>
        <text:p text:style-name="P1">haih, </text:p>
        <text:p text:style-name="P1"/>
        <text:p text:style-name="P1">這个 茂林仔 乎逐工干焦穿甲pha-li-pha-li，</text:p>
        <text:p text:style-name="P1">tsit ê <text:s/>Bōo-lîm--á <text:s/>--honnh ta̍k kang kan-na tshīng kah pha-li-pha-li, <text:s/></text:p>
        <text:p text:style-name="P1"/>
        <text:p text:style-name="P1">嘛毋知影咧變啥魍啦。</text:p>
        <text:p text:style-name="P1">mā m̄ tsai-iánn leh pìnn sánn báng --lah.</text:p>
        <text:p text:style-name="P1"/>
        <text:p text:style-name="P1">這个 阿不拉 喔實在有夠厚面神的，</text:p>
        <text:p text:style-name="P1">Tsi ê <text:s/>A-put-lah <text:s/>--ooh sı̍t-tsāi ū-kàu kāu-bīn-sîn --ê, </text:p>
        <text:p text:style-name="P1"/>
        <text:p text:style-name="P1"><text:s/>拱樂社 無法度來，</text:p>
        <text:p text:style-name="P1"><text:s/>Kióng-lo̍k-siā <text:s/>bô-huat-tōo lâi, </text:p>
        <text:p text:style-name="P1"/>
        <text:p text:style-name="P1">伊竟然叫 金鳳社 的人喔妝妝咧就去踩街，</text:p>
        <text:p text:style-name="P1">i kìng-liân kiò <text:s/>Kim-hōng-siā <text:s/>ê lâng --ooh tsng-tsng--eh tō khì tshái-ke, </text:p>
        <text:p text:style-name="P1">紲落來喔家己妝做 白瑞德 、</text:p>
        <text:p text:style-name="P1">suà--lo̍h-lâi --ooh ka-kī tsng-tsuè <text:s/>白瑞德 , </text:p>
        <text:p text:style-name="P1"/>
        <text:p text:style-name="P1"><text:s/>月鳳仔 妝做 郝思嘉 ，</text:p>
        <text:p text:style-name="P1"><text:s/>Gua̍t-hōng--á <text:s/>tsng-tsuè <text:s/>郝思嘉 , </text:p>
        <text:p text:style-name="P1"/>
        <text:p text:style-name="P1">啊這馬是咧演 王寶釧 佮 薛平貴 ，</text:p>
        <text:p text:style-name="P1">ah tsit-má sī leh ián <text:s/>Ông Pó-tshuan <text:s/>kah <text:s/>Sih Pîng-kuì , </text:p>
        <text:p text:style-name="P1"/>
        <text:p text:style-name="P1">抑是 亂世佳人 ，</text:p>
        <text:p text:style-name="P1">a̍h sī <text:s/>亂世佳人 , </text:p>
        <text:p text:style-name="P1"/>
        <text:p text:style-name="P1">有影是咧變猴弄啦。</text:p>
        <text:p text:style-name="P1">ū-iánn sī leh pìnn-kâu-lāng --lah.</text:p>
        <text:p text:style-name="P1"/>
        <text:p text:style-name="P1">你敢真正有咧要緊伊咧妝啥，</text:p>
        <text:p text:style-name="P1">Lí kám tsin-tsiànn ū leh iàu-kín i leh tsng siánn, </text:p>
        <text:p text:style-name="P1"/>
        <text:p text:style-name="P1">我看乎，</text:p>
        <text:p text:style-name="P1">guá khuànn --honnh, </text:p>
        <text:p text:style-name="P1"/>
        <text:p text:style-name="P1">你就是無想欲看著 月鳳 徛佇咧伊的身邊。</text:p>
        <text:p text:style-name="P1">lí tō sī bô siūnn-beh khuànn-tio̍h <text:s/>Gua̍t-hōng <text:s/>khiā tī-leh i ê sin-pinn.</text:p>
        <text:p text:style-name="P1"/>
        <text:p text:style-name="P2"/>
        <text:p text:style-name="P7">阿爸你是講去tueh 啦，</text:p>
        <text:p text:style-name="P1">A-pah lí sī kóng khì tueh --lah, <text:s/></text:p>
        <text:p text:style-name="P1"/>
        <text:p text:style-name="P1">我是看袂慣勢 阿不拉 彼種喔食果子毋知拜樹頭的個性啦，</text:p>
        <text:p text:style-name="P1">Guá sī khuànn buē kuàn-sì <text:s/>A-put-lah <text:s/>hit tsióng --ooh tsia̍h kué-tsí m̄ tsai pài tshiū-thâu ê kò-sìng --lah, </text:p>
        <text:p text:style-name="P1"/>
        <text:p text:style-name="P1">啊規陣按呢 ping-ping-piàng-piàng 吵死人矣啦，</text:p>
        <text:p text:style-name="P1">ah kui-tīn án-ne <text:s/>ping-ping-piàng-piàng <text:s/>tshá-sí lâng --ah --lah, </text:p>
        <text:p text:style-name="P1"/>
        <text:p text:style-name="P1">閣刁工對咱 大東 戲院經過。</text:p>
        <text:p text:style-name="P1">koh tiau-kang uì lán <text:s/>Tāi-tong <text:s/>hì-īnn king-kuè.</text:p>
        <text:p text:style-name="P1"/>
        <text:p text:style-name="P1">這就是你綴伊袂著的所在，</text:p>
        <text:p text:style-name="P1">Tse tiō sī lí tuè i buē tio̍h ê sóo-tsāi, </text:p>
        <text:p text:style-name="P1"/>
        <text:p text:style-name="P1">伊知影欲按怎來宣傳家己的電影，</text:p>
        <text:p text:style-name="P1">i tsai-iánn beh án-nuá lâi suan-thuân ka-tī ê tiān-iánn, </text:p>
        <text:p text:style-name="P1"/>
        <text:p text:style-name="P1">干焦看踩街，</text:p>
        <text:p text:style-name="P1">Kan-na khuànn tshái-ke, </text:p>
        <text:p text:style-name="P1"/>
        <text:p text:style-name="P1">按呢鬧熱滾滾、</text:p>
        <text:p text:style-name="P1">án-ne lāu-jia̍t-kún-kún, </text:p>
        <text:p text:style-name="P1"/>
        <text:p text:style-name="P1">人插插插，</text:p>
        <text:p text:style-name="P1">lâng tshah-tshah-tshah, </text:p>
        <text:p text:style-name="P1"/>
        <text:p text:style-name="P1">就知影這支電影一定成功的。</text:p>
        <text:p text:style-name="P1">tō tsai-iánn tsit ki tiān-iánn it-tīng sîng-kong --ê.</text:p>
        <text:p text:style-name="P1"/>
        <text:p text:style-name="P1">成功？</text:p>
        <text:p text:style-name="P1">Sîng-kong? </text:p>
        <text:p text:style-name="P1"/>
        <text:p text:style-name="P1">閣真歹講咧，</text:p>
        <text:p text:style-name="P1">Koh tsin pháinn-kóng --leh, </text:p>
        <text:p text:style-name="P1"/>
        <text:p text:style-name="P1">伊的 國際 戲院是共咱租的呢，</text:p>
        <text:p text:style-name="P1">i ê <text:s/>Kok-tsè <text:s/>hì-īnn sī kā lán tsoo --ê --neh, </text:p>
        <text:p text:style-name="P1"/>
        <text:p text:style-name="P1">伊這馬是青盲貓拄著死鳥鼠，</text:p>
        <text:p text:style-name="P1">i tsit-má sī tshinn-mî niau tú-tio̍h sí niáu-tshú, </text:p>
        <text:p text:style-name="P1"/>
        <text:p text:style-name="P1">好運啦。</text:p>
        <text:p text:style-name="P1">hó ūn --lah.</text:p>
        <text:p text:style-name="P1"/>
        <text:p text:style-name="P1">莫規工干焦會曉講一寡目空赤的話啦，</text:p>
        <text:p text:style-name="P1">Mài kui kang kan-na ē-hiáu kóng tsı̍t-kuá ba̍k-khang-tshiah ê uē --lah, </text:p>
        <text:p text:style-name="P1"/>
        <text:p text:style-name="P1">你若真正傷閒，</text:p>
        <text:p text:style-name="P1">lí nā tsin-tsiànn siunn îng, <text:s/></text:p>
        <text:p text:style-name="P1"/>
        <text:p text:style-name="P1">小綴人學一下。</text:p>
        <text:p text:style-name="P1">sió tuè lâng o̍h --tsı̍t-ē.</text:p>
        <text:p text:style-name="P1"/>
        <text:p text:style-name="P1"/>
        <text:p text:style-name="P6">阿爸，</text:p>
        <text:p text:style-name="P1">A-pah, </text:p>
        <text:p text:style-name="P1"/>
        <text:p text:style-name="P1">你哪會替伊講話啊？</text:p>
        <text:p text:style-name="P1"><text:span text:style-name="T2">lí ná ē thè i kóng-uē --ah?</text:span> </text:p>
        <text:p text:style-name="P1"/>
        <text:p text:style-name="P1">伊為著票房呢，</text:p>
        <text:p text:style-name="P1">I uī-tio̍h phiò-pâng --neh, </text:p>
        <text:p text:style-name="P1"/>
        <text:p text:style-name="P1">竟然講「 王寶釧 佮 薛平貴 」是頭一齣</text:p>
        <text:p text:style-name="P1">kìng-liân kóng “ Ông Pó-tshuan <text:s/>kah <text:s/>Sih Pîng-kuì ” sī thâu tsı̍t tshut</text:p>
        <text:p text:style-name="P1"/>
        <text:p text:style-name="P1"><text:s/>臺灣人 翕的大支片電影，</text:p>
        <text:p text:style-name="P1"><text:s/>Tâi-uân-lâng <text:s/>hip ê tuā ki phìnn tiān-iánn, </text:p>
        <text:p text:style-name="P1"/>
        <text:p text:style-name="P1">若按呢咱較早彼支咧？</text:p>
        <text:p text:style-name="P1">nā án-ne lán khah-tsá hit ki --leh? </text:p>
        <text:p text:style-name="P1"/>
        <text:p text:style-name="P1">「六才子 西廂記 」是算第幾齣啦？</text:p>
        <text:p text:style-name="P1">“Lio̍k tsâi-tsú <text:s/>se-siong-kì ” sī sǹg tē kuí tshut --lah?</text:p>
        <text:p text:style-name="P1"/>
        <text:p text:style-name="P1">伊也無講毋著，</text:p>
        <text:p text:style-name="P1">I iā bô kóng m̄-tio̍h, </text:p>
        <text:p text:style-name="P1"/>
        <text:p text:style-name="P1">人確實是頭一齣用三十五釐米翕的電影，</text:p>
        <text:p text:style-name="P1">lâng khak-sı̍t sī thâu tsı̍t tshut iōng sann-tsa̍p-gōo lî-bí hip ê tiān-iánn, <text:s/></text:p>
        <text:p text:style-name="P1"/>
        <text:p text:style-name="P1">閣敢講「六才子 西廂記 」唅，</text:p>
        <text:p text:style-name="P1"><text:span text:style-name="T2">koh kánn kóng “Lio̍k tsâi-tsú <text:s/>se-siong-kì ” --hannh,</text:span> </text:p>
        <text:p text:style-name="P1"/>
        <text:p text:style-name="P1">按呢你應該閣會記得你是按怎予咱 大東 了遐爾濟錢，</text:p>
        <text:p text:style-name="P1">án-ne lí ing-kai koh ē-kì-eh lí sī án-nuá hōo lán <text:s/>Tāi-tong <text:s/>liáu hiah-nī tsē tsînn, </text:p>
        <text:p text:style-name="P1"/>
        <text:p text:style-name="P1">欲去⿰佗位？</text:p>
        <text:p text:style-name="P1">beh khì tueh? </text:p>
        <text:p text:style-name="P1"/>
        <text:p text:style-name="P1">講你兩句你就無歡喜是毋？</text:p>
        <text:p text:style-name="P1">Kóng lí nn̄g kù lí tō bô huann-hí sī --m̄?</text:p>
        <text:p text:style-name="P1"/>
        <text:p text:style-name="P1">無啊，</text:p>
        <text:p text:style-name="P1">Bô --ah, </text:p>
        <text:p text:style-name="P1"/>
        <text:p text:style-name="P1">我這馬有時間就應該聽你的，</text:p>
        <text:p text:style-name="P1">guá tsit-má ū sî-kan tō ing-kai thiann lí ê, </text:p>
        <text:p text:style-name="P1"/>
        <text:p text:style-name="P1">緊來綴人學一下。</text:p>
        <text:p text:style-name="P1">kín lâi tuè lâng o̍h --tsı̍t-ē.</text:p>
        <text:p text:style-name="P1"/>
        <text:p text:style-name="P1">來，</text:p>
        <text:p text:style-name="P1">lâi, </text:p>
        <text:p text:style-name="P1"/>
        <text:p text:style-name="P1">各位鄉親逐家好乎，</text:p>
        <text:p text:style-name="P1">kok-uī hiong-tshin ta̍k-ke hó --honnh, </text:p>
        <text:p text:style-name="P1"/>
        <text:p text:style-name="P1"/>
        <text:p text:style-name="P6">阮頭家謼，</text:p>
        <text:p text:style-name="P1">gún thâu-ke --hooh, <text:s/></text:p>
        <text:p text:style-name="P1"/>
        <text:p text:style-name="P1">為著感謝逐家捀場，</text:p>
        <text:p text:style-name="P1">uī-tio̍h kám-siā ta̍k-ke phâng-tiûnn, </text:p>
        <text:p text:style-name="P1"/>
        <text:p text:style-name="P1">特別開放今仔日下晡一場，</text:p>
        <text:p text:style-name="P1">tı̍k-pia̍t khai-hòng kin-á-jı̍t ē-poo tsı̍t tiûnn, </text:p>
        <text:p text:style-name="P1"/>
        <text:p text:style-name="P1">免錢嘛免買票，</text:p>
        <text:p text:style-name="P1">bián-tsînn mā bián bé phiò, </text:p>
        <text:p text:style-name="P1"/>
        <text:p text:style-name="P1">請逐家來看戲，</text:p>
        <text:p text:style-name="P1"><text:span text:style-name="T2">tshiánn ta̍k-ke lâi khuànn hì,</text:span> </text:p>
        <text:p text:style-name="P1"/>
        <text:p text:style-name="P1">欲看的來遮排隊乎，</text:p>
        <text:p text:style-name="P1">beh khuànn --ê lâi tsia pâi-tuī --honnh, </text:p>
        <text:p text:style-name="P1"/>
        <text:p text:style-name="P1">來遮排隊乎。</text:p>
        <text:p text:style-name="P1">lâi tsia pâi-tuī --honnh.</text:p>
        <text:p text:style-name="P1"/>
        <text:p text:style-name="P1">大的，</text:p>
        <text:p text:style-name="P1">Tuā ê, </text:p>
        <text:p text:style-name="P1"/>
        <text:p text:style-name="P1">咱敢排會著位唅？</text:p>
        <text:p text:style-name="P1">lán kám pâi ē tio̍h uī --hannh?</text:p>
        <text:p text:style-name="P1"/>
        <text:p text:style-name="P1">哼，</text:p>
        <text:p text:style-name="P1">Hngh, </text:p>
        <text:p text:style-name="P1"/>
        <text:p text:style-name="P1">我若有拍算排隊，</text:p>
        <text:p text:style-name="P1">guá nā ū phah-sǹg pâi-tuī, </text:p>
        <text:p text:style-name="P1"/>
        <text:p text:style-name="P1">我𤆬恁這幾个出來創啥。</text:p>
        <text:p text:style-name="P1">guá tshuā lín tsit kuí ê tshut-lâi tshòng sánn.</text:p>
        <text:p text:style-name="P3"/>
        <text:p text:style-name="P1">閃啦！</text:p>
        <text:p text:style-name="P1">siám --lah!</text:p>
        <text:p text:style-name="P1"/>
        <text:p text:style-name="P1"><text:s/>戇象 啊，</text:p>
        <text:p text:style-name="P1"><text:s/>Gōng-tshiūnn <text:s/>--ah, </text:p>
        <text:p text:style-name="P1"/>
        <text:p text:style-name="P1">這隻乎，</text:p>
        <text:p text:style-name="P1">tsit tsiah --honnh, </text:p>
        <text:p text:style-name="P1"/>
        <text:p text:style-name="P1">較早號做白目 猴 啦，</text:p>
        <text:p text:style-name="P1">khah-tsá hō-tsò pe̍h-ba̍k <text:s/>Kâu <text:s/>--lah, </text:p>
        <text:p text:style-name="P1"/>
        <text:p text:style-name="P1">這馬乎變做顧門狗矣。</text:p>
        <text:p text:style-name="P1">tsit-má --honnh piàn-tsò kòo-mn̂g-káu --ah.</text:p>
        <text:p text:style-name="P1"/>
        <text:p text:style-name="P1">喔，</text:p>
        <text:p text:style-name="P1">Ooh, </text:p>
        <text:p text:style-name="P1"/>
        <text:p text:style-name="P1">欲看戲去排隊。</text:p>
        <text:p text:style-name="P1">Beh khuànn hì khì pâi-tuī.</text:p>
        <text:p text:style-name="P1"/>
        <text:p text:style-name="P1">我講你這个顧門狗啊，</text:p>
        <text:p text:style-name="P1">Guá kóng lí tsit ê kòo-mn̂g-káu --ah, </text:p>
        <text:p text:style-name="P1"/>
        <text:p text:style-name="P1">阮大的咧佮你講話，</text:p>
        <text:p text:style-name="P1">gún tuā--ê leh kah lí kóng-uē, </text:p>
        <text:p text:style-name="P1"/>
        <text:p text:style-name="P1">你這馬是啥物態度啊，</text:p>
        <text:p text:style-name="P1">lí tsit-má sī siánn-mih thài-tōo --ah, </text:p>
        <text:p text:style-name="P1"/>
        <text:p text:style-name="P1">當做阮是空氣謼？</text:p>
        <text:p text:style-name="P1">tòng-tsò gún sī khang-khuì --hooh.</text:p>
        <text:p text:style-name="P1"><text:soft-page-break/>遮無歡迎恁啦！</text:p>
        <text:p text:style-name="P1">Tsia bô huan-gîng --lín --lah.</text:p>
        <text:p text:style-name="P1"/>
        <text:p text:style-name="P1"><text:s/>戇象 ，</text:p>
        <text:p text:style-name="P1"><text:s/>Gōng-tshiūnn , </text:p>
        <text:p text:style-name="P1"/>
        <text:p text:style-name="P1">你騙痟的喔！</text:p>
        <text:p text:style-name="P1">lí phiàn-siáu--ê --ooh! </text:p>
        <text:p text:style-name="P1"/>
        <text:p text:style-name="P1">是按怎in會當看免錢的，</text:p>
        <text:p text:style-name="P1">Sī án-tsuánn in ē-tàng khuànn bián-tsînn --ê, </text:p>
        <text:p text:style-name="P1"/>
        <text:p text:style-name="P1">阮袂用得啊？</text:p>
        <text:p text:style-name="P1">gún bē-īng-eh --ah, <text:s/></text:p>
        <text:p text:style-name="P1"/>
        <text:p text:style-name="P1">你講啊，</text:p>
        <text:p text:style-name="P1">lí kóng --ah, </text:p>
        <text:p text:style-name="P1"/>
        <text:p text:style-name="P1">顧門狗。</text:p>
        <text:p text:style-name="P1">kòo-mn̂g-káu.</text:p>
        <text:p text:style-name="P1"/>
        <text:p text:style-name="P1">講就講喔，</text:p>
        <text:p text:style-name="P1">Kóng tō kóng --ooh, </text:p>
        <text:p text:style-name="P1"/>
        <text:p text:style-name="P1">莫起跤動手，</text:p>
        <text:p text:style-name="P1">mài khí-kha-tāng-tshiú, </text:p>
        <text:p text:style-name="P1"/>
        <text:p text:style-name="P1">siáng是顧門狗，</text:p>
        <text:p text:style-name="P1">siáng sī kòo-mn̂g-káu, </text:p>
        <text:p text:style-name="P1"/>
        <text:p text:style-name="P1">你閣講一擺看覓。</text:p>
        <text:p text:style-name="P1">lí koh kóng tsı̍t pái khuànn-māi.</text:p>
        <text:p text:style-name="P1"/>
        <text:p text:style-name="P1">我講你顧門。</text:p>
        <text:p text:style-name="P1">Guá kóng lí kòo-mn̂g.</text:p>
        <text:p text:style-name="P1"/>
        <text:p text:style-name="P1"/>
        <text:p text:style-name="P1">揣死啊唅！</text:p>
        <text:p text:style-name="P1">Tshuē sí --ah --hannh!</text:p>
        <text:p text:style-name="P1"/>
        <text:p text:style-name="P1">按怎啊唅，</text:p>
        <text:p text:style-name="P1">Án-nuá --ah --hannh, </text:p>
        <text:p text:style-name="P1"/>
        <text:p text:style-name="P1">我講你就是顧門狗啦！</text:p>
        <text:p text:style-name="P1">guá kóng lí <text:s/>tō sī kòo-mn̂g-káu --lah!</text:p>
        <text:p text:style-name="P1"/>
        <text:p text:style-name="P1">這句話，</text:p>
        <text:p text:style-name="P1">Tsit kù uē, </text:p>
        <text:p text:style-name="P1"/>
        <text:p text:style-name="P1">上好共我吞落去唅。</text:p>
        <text:p text:style-name="P1">siōng hó kā guá thun --lo̍h-khì --hannh.</text:p>
        <text:p text:style-name="P1"/>
        <text:p text:style-name="P1">放手啦！</text:p>
        <text:p text:style-name="P1">Pàng-tshiú --lah.</text:p>
        <text:p text:style-name="P1"/>
        <text:p text:style-name="P1">這馬是按怎，</text:p>
        <text:p text:style-name="P1">Tsit-má sī án-nuá, </text:p>
        <text:p text:style-name="P1"/>
        <text:p text:style-name="P1">講無兩句就欲起跤動手啊？</text:p>
        <text:p text:style-name="P1">kóng bô nn̄g kù tō beh khí-kha-tāng-tshiú --ah? </text:p>
        <text:p text:style-name="P1"/>
        <text:p text:style-name="P1">你敢毋驚咧去卸著 たろう 大的面子?</text:p>
        <text:p text:style-name="P1">Lí kám m̄-kiann leh khì sià-tio̍h <text:s/>たろう <text:s/>tuā--ê bīn-tsú?</text:p>
        <text:p text:style-name="P1"/>
        <text:p text:style-name="P1">哭枵喔，</text:p>
        <text:p text:style-name="P1">Khàu-iau --ooh, </text:p>
        <text:p text:style-name="P1"/>
        <text:p text:style-name="P1">𤆬你出來看電影毋是欲拍狗的啦，</text:p>
        <text:p text:style-name="P1">tshuā lí tshut-lâi khuànn tiān-iánn m̄ sī beh phah káu --ê --lah, </text:p>
        <text:p text:style-name="P1"><text:soft-page-break/></text:p>
        <text:p text:style-name="P1">就算講欲拍狗喔嘛愛看一下仔狗的主人是siáng啊。</text:p>
        <text:p text:style-name="P1">tō sǹg kóng beh phah káu --ooh mā ài khuànn --tsi̍t-ē-á káu ê tsú-lâng sī siáng --ah.</text:p>
        <text:p text:style-name="P1"/>
        <text:p text:style-name="P1">你喙真鬚謼？</text:p>
        <text:p text:style-name="P1">Lí tshuì tsin tshiu --hooh?</text:p>
        <text:p text:style-name="P1"/>
        <text:p text:style-name="P1">你講了真著，</text:p>
        <text:p text:style-name="P1">Lí kóng liáu tsin tio̍h, </text:p>
        <text:p text:style-name="P1"/>
        <text:p text:style-name="P1">拍狗著愛看主人，</text:p>
        <text:p text:style-name="P1">phah káu to̍h-ài khuànn tsú-lâng, </text:p>
        <text:p text:style-name="P1"/>
        <text:p text:style-name="P1">我尊重 たろう 大的，</text:p>
        <text:p text:style-name="P1">guá tsun-tiōng <text:s/>たろう <text:s/>tuā--ê, </text:p>
        <text:p text:style-name="P1"/>
        <text:p text:style-name="P1">佇咧地方上是有輩份的人，</text:p>
        <text:p text:style-name="P1">tī-leh tē-hong siōng sī ū puè-hūn ê lâng, </text:p>
        <text:p text:style-name="P1"/>
        <text:p text:style-name="P1">所以我袂佮你計較。</text:p>
        <text:p text:style-name="P1">sóo-í guá bē kah lí kè-kàu.</text:p>
        <text:p text:style-name="P1"/>
        <text:p text:style-name="P1"><text:s/>阿不拉 ，</text:p>
        <text:p text:style-name="P1"><text:s/>A-put-lah , </text:p>
        <text:p text:style-name="P1"/>
        <text:p text:style-name="P1">這馬做大頭家矣，</text:p>
        <text:p text:style-name="P1">tsit-má tsò tuā thâu-ke --ah, </text:p>
        <text:p text:style-name="P1"/>
        <text:p text:style-name="P1">學人大範矣，</text:p>
        <text:p text:style-name="P1">o̍h lâng tuā-pān --ah, </text:p>
        <text:p text:style-name="P1"/>
        <text:p text:style-name="P1">開戲院予人看免錢的喔，</text:p>
        <text:p text:style-name="P1">khui hì-īnn hōo lâng khuànn bián-tsînn --ê --ooh, </text:p>
        <text:p text:style-name="P1"/>
        <text:p text:style-name="P1">是真飄撇啦，</text:p>
        <text:p text:style-name="P1">sī tsin phiau-phiat --lah, </text:p>
        <text:p text:style-name="P1"/>
        <text:p text:style-name="P1">啊是按怎別人會當看免錢的，</text:p>
        <text:p text:style-name="P1">ah sī án-tsuánn pa̍t-lâng ē-tàng khuànn bián-tsînn --ê, </text:p>
        <text:p text:style-name="P1"/>
        <text:p text:style-name="P1">阮袂用得啊，</text:p>
        <text:p text:style-name="P1">gún bē-īng-eh --ah, </text:p>
        <text:p text:style-name="P1"/>
        <text:p text:style-name="P1">騙痟的喔！</text:p>
        <text:p text:style-name="P1">phiàn-siáu--ê --ooh?</text:p>
        <text:p text:style-name="P1"/>
        <text:p text:style-name="P1">來者是客，</text:p>
        <text:p text:style-name="P1">Lâi--tsiá sī kheh, </text:p>
        <text:p text:style-name="P1"/>
        <text:p text:style-name="P1">你若有影想欲看電影，</text:p>
        <text:p text:style-name="P1">lí nā ū-iánn siūnn-beh khuànn tiān-iánn, </text:p>
        <text:p text:style-name="P1"/>
        <text:p text:style-name="P1">我真歡迎，</text:p>
        <text:p text:style-name="P1">guá tsin huan-gîng, </text:p>
        <text:p text:style-name="P1"/>
        <text:p text:style-name="P1">猶毋過恁佮所有的鄉親仝款，</text:p>
        <text:p text:style-name="P1">iah-m̄-koh lín kah sóo-ū ê hiong-tshin kāng-khuán, </text:p>
        <text:p text:style-name="P1"/>
        <text:p text:style-name="P1">無分大細，</text:p>
        <text:p text:style-name="P1">bô hun tuā-sè, </text:p>
        <text:p text:style-name="P1"/>
        <text:p text:style-name="P1">想欲看電影著愛照步來。</text:p>
        <text:p text:style-name="P1">siūnn-beh khuànn tiān-iánn to̍h-ài tsiàu pōo lâi.</text:p>
        <text:p text:style-name="P1"><text:soft-page-break/></text:p>
        <text:p text:style-name="P1">著啦、</text:p>
        <text:p text:style-name="P1">Tio̍h --lah, </text:p>
        <text:p text:style-name="P1"/>
        <text:p text:style-name="P1">著啦！</text:p>
        <text:p text:style-name="P1">tio̍h --lah!</text:p>
        <text:p text:style-name="P1"/>
        <text:p text:style-name="P1">辛苦矣乎，</text:p>
        <text:p text:style-name="P1">Sin-khóo --ah --honnh, </text:p>
        <text:p text:style-name="P1"/>
        <text:p text:style-name="P1">電影照常共放啦，</text:p>
        <text:p text:style-name="P1">tiān-iánn tsiàu-siông kā pàng --lah, </text:p>
        <text:p text:style-name="P1"/>
        <text:p text:style-name="P1">若有人閣來鬧乎，</text:p>
        <text:p text:style-name="P1">nā ū lâng koh lâi nāu --honnh,</text:p>
        <text:p text:style-name="P1"/>
        <text:p text:style-name="P1">時到看siáng手骨較大支啦。</text:p>
        <text:p text:style-name="P1">sî kàu khuànn siáng tshiú-kut khah tuā ki --lah.</text:p>
        <text:p text:style-name="P1"/>
        <text:p text:style-name="P1">若欲thuah注乎，</text:p>
        <text:p text:style-name="P1">Nā beh thuah-tù --honnh, </text:p>
        <text:p text:style-name="P1"/>
        <text:p text:style-name="P1">猶毋知輸贏咧。</text:p>
        <text:p text:style-name="P1">ah m̄ tsai su-iânn --leh.</text:p>
        <text:p text:style-name="P1"/>
        <text:p text:style-name="P1">你免講予我聽啦。</text:p>
        <text:p text:style-name="P1">Lí bián kóng hōo guá thiann --lah.</text:p>
        <text:p text:style-name="P1"/>
        <text:p text:style-name="P1">我你會記得啦，</text:p>
        <text:p text:style-name="P1">Guá lí ē-kì-eh --lah, </text:p>
        <text:p text:style-name="P1"/>
        <text:p text:style-name="P1">閃啦！</text:p>
        <text:p text:style-name="P1">siám --lah!</text:p>
        <text:p text:style-name="P1"/>
        <text:p text:style-name="P1">誠歹呢！</text:p>
        <text:p text:style-name="P1">Tsiânn phái --neh!</text:p>
        <text:p text:style-name="P1"/>
        <text:p text:style-name="P1">來，</text:p>
        <text:p text:style-name="P1">Lâi, </text:p>
        <text:p text:style-name="P1"/>
        <text:p text:style-name="P1">無代誌、</text:p>
        <text:p text:style-name="P1">bô tāi-tsì, </text:p>
        <text:p text:style-name="P1"/>
        <text:p text:style-name="P1">無代誌，</text:p>
        <text:p text:style-name="P1">bô tāi-tsì, </text:p>
        <text:p text:style-name="P1"/>
        <text:p text:style-name="P1">欲看戲的喔來遮排隊！</text:p>
        <text:p text:style-name="P1">beh khuànn-hì --ê --ooh lâi tsia pâi-tuī！</text:p>
        <text:p text:style-name="P1"/>
        <text:p text:style-name="P1">看啥啦！</text:p>
        <text:p text:style-name="P1">Khuànn siánn --lah!</text:p>
        <text:p text:style-name="P1"/>
        <text:p text:style-name="P1">乎，</text:p>
        <text:p text:style-name="P1">Honnh, </text:p>
        <text:p text:style-name="P1"/>
        <text:p text:style-name="P1">來遮排隊喔。</text:p>
        <text:p text:style-name="P1">lâi tsia pâi-tuī --ooh.</text:p>
        <text:p text:style-name="P1"/>
        <text:p text:style-name="P1">改換素衣啊回中原。</text:p>
        <text:p text:style-name="P1">Kái uānn sòo i --ah huê tiong-guân. </text:p>
        <text:p text:style-name="P1"/>
        <text:p text:style-name="P1"><text:s/>哎唷哎唷唷，</text:p>
        <text:p text:style-name="P1"><text:s/>哎唷哎唷唷，</text:p>
        <text:p text:style-name="P1"/>
        <text:p text:style-name="P1">這個茂林啊，</text:p>
        <text:p text:style-name="P1">這個茂林啊，</text:p>
        <text:p text:style-name="P1"/>
        <text:p text:style-name="P1">我唱得有這麼難聽嗎，</text:p>
        <text:p text:style-name="P1">我唱得有這麼難聽嗎，</text:p>
        <text:p text:style-name="P1"/>
        <text:p text:style-name="P1">我是覺得我唱的比那個 Lina 是好一點的啊！ </text:p>
        <text:p text:style-name="P1">我是覺得我唱的比那個 <text:s/>Lina 是好一點的啊！ </text:p>
        <text:p text:style-name="P1"><text:soft-page-break/></text:p>
        <text:p text:style-name="P1">你家己看，</text:p>
        <text:p text:style-name="P1">Lí ka-kī khuànn, </text:p>
        <text:p text:style-name="P1"/>
        <text:p text:style-name="P1">這國際戲院，</text:p>
        <text:p text:style-name="P1">tse Kok-tsè hì-īnn, </text:p>
        <text:p text:style-name="P1"/>
        <text:p text:style-name="P1">逐場就煏場啦。</text:p>
        <text:p text:style-name="P1">ta̍k tiûnn tō piak tiûnn --lah.</text:p>
        <text:p text:style-name="P1"/>
        <text:p text:style-name="P1"><text:s/>嘿嘿，</text:p>
        <text:p text:style-name="P1"><text:s/>嘿嘿，</text:p>
        <text:p text:style-name="P1"/>
        <text:p text:style-name="P1">哎唷，</text:p>
        <text:p text:style-name="P1">哎唷，</text:p>
        <text:p text:style-name="P1"/>
        <text:p text:style-name="P1">搞了半天你是為了這件事情在生氣啊。</text:p>
        <text:p text:style-name="P1">搞了半天你是為了這件事情在生氣啊。</text:p>
        <text:p text:style-name="P1"/>
        <text:p text:style-name="P1">說句不客氣的話啊，</text:p>
        <text:p text:style-name="P1">說句不客氣的話啊，</text:p>
        <text:p text:style-name="P1"/>
        <text:p text:style-name="P1">這個阿不拉的電影他賣錢啦，</text:p>
        <text:p text:style-name="P1">這個阿不拉的電影他賣錢啦，</text:p>
        <text:p text:style-name="P1"/>
        <text:p text:style-name="P1">那不就是你們黃家在賺錢嗎？</text:p>
        <text:p text:style-name="P1">那不就是你們黃家在賺錢嗎？</text:p>
        <text:p text:style-name="P1"/>
        <text:p text:style-name="P1">是不是？ </text:p>
        <text:p text:style-name="P1">是不是？ </text:p>
        <text:p text:style-name="P1"/>
        <text:p text:style-name="P1"><text:s/>老傅，</text:p>
        <text:p text:style-name="P1"><text:s/>老傅，</text:p>
        <text:p text:style-name="P1"/>
        <text:p text:style-name="P1">什麼阿不拉的電影啊 ，</text:p>
        <text:p text:style-name="P1">什麼阿不拉的電影啊 , </text:p>
        <text:p text:style-name="P1"/>
        <text:p text:style-name="P1">電影根本毋是伊拍的。</text:p>
        <text:p text:style-name="P1">tiān-iánn kin-pún m̄ sī i phah --ê.</text:p>
        <text:p text:style-name="P1"/>
        <text:p text:style-name="P1"><text:s/>這、這個我知道，</text:p>
        <text:p text:style-name="P1"><text:s/>這、這個我知道，</text:p>
        <text:p text:style-name="P1"/>
        <text:p text:style-name="P1">但是這個薛平貴跟王寶釧這個電影，</text:p>
        <text:p text:style-name="P1">但是這個薛平貴跟王寶釧這個電影，</text:p>
        <text:p text:style-name="P1"/>
        <text:p text:style-name="P1">要不是阿不拉他堅持，</text:p>
        <text:p text:style-name="P1">要不是阿不拉他堅持，</text:p>
        <text:p text:style-name="P1"/>
        <text:p text:style-name="P1">他能拍得下去嗎？ </text:p>
        <text:p text:style-name="P1">他能拍得下去嗎？ </text:p>
        <text:p text:style-name="P1"/>
        <text:p text:style-name="P1">siáng會知影伊是毋是為著六才子的代誌欲予我歹看，</text:p>
        <text:p text:style-name="P1">Siáng ē tsai-iánn i sī m̄ sī uī-tio̍h Lio̍k tsâi-tsú ê tāi-tsì beh hōo guá pháinn-khuànn, </text:p>
        <text:p text:style-name="P1"/>
        <text:p text:style-name="P1">才去佮人輸贏的？</text:p>
        <text:p text:style-name="P1">tsiah khì kah lâng su-iânn --ê?</text:p>
        <text:p text:style-name="P1"/>
        <text:p text:style-name="P1"><text:s/>哈哈，</text:p>
        <text:p text:style-name="P1"><text:s/>哈哈，</text:p>
        <text:p text:style-name="P1"/>
        <text:p text:style-name="P1">我說茂林啊，</text:p>
        <text:p text:style-name="P1">我說茂林啊，</text:p>
        <text:p text:style-name="P1"/>
        <text:p text:style-name="P1">你這麼不喜歡阿不拉，</text:p>
        <text:p text:style-name="P1">你這麼不喜歡阿不拉，</text:p>
        <text:p text:style-name="P1"/>
        <text:p text:style-name="P1">那你幹什麼今天晚上還要在麗賓閣請他吃飯喝酒呢，</text:p>
        <text:p text:style-name="P1">那你幹什麼今天晚上還要在麗賓閣請他吃飯喝酒呢，</text:p>
        <text:p text:style-name="P1"><text:soft-page-break/></text:p>
        <text:p text:style-name="P1">你是有毛病啊，</text:p>
        <text:p text:style-name="P1">你是有毛病啊，</text:p>
        <text:p text:style-name="P1"/>
        <text:p text:style-name="P1">你是自己找罪受啊？ </text:p>
        <text:p text:style-name="P1">你是自己找罪受啊？ </text:p>
        <text:p text:style-name="P1"/>
        <text:p text:style-name="P1">你是捌啥？</text:p>
        <text:p text:style-name="P1">Lí sī bat siánn? </text:p>
        <text:p text:style-name="P1"/>
        <text:p text:style-name="P1">我是欲予逐家看，</text:p>
        <text:p text:style-name="P1">Guá sī beh hōo ta̍k-ke khuànn, </text:p>
        <text:p text:style-name="P1"/>
        <text:p text:style-name="P1">siáng才是真正的頭家。</text:p>
        <text:p text:style-name="P1">siáng tsiah sī tsin-tsiànn ê thâu-ke.</text:p>
        <text:p text:style-name="P1"/>
        <text:p text:style-name="P1"><text:s/>阿嬌 啊，</text:p>
        <text:p text:style-name="P1"><text:s/>A-kiau <text:s/>--ah, </text:p>
        <text:p text:style-name="P1"/>
        <text:p text:style-name="P1">人客來矣呢。</text:p>
        <text:p text:style-name="P1">lâng-kheh lâi --ah --neh.</text:p>
        <text:p text:style-name="P1"/>
        <text:p text:style-name="P1"><text:s/>王 董，</text:p>
        <text:p text:style-name="P1"><text:s/>Ông <text:s/>táng, </text:p>
        <text:p text:style-name="P1"/>
        <text:p text:style-name="P1">足久無來矣。</text:p>
        <text:p text:style-name="P1">tsiok kú bô lâi --ah.</text:p>
        <text:p text:style-name="P1"/>
        <text:p text:style-name="P1"><text:s/>六連、七巧啊 ，</text:p>
        <text:p text:style-name="P1"><text:s/>六連、七巧啊 , </text:p>
        <text:p text:style-name="P1"/>
        <text:p text:style-name="P1">我著矣啦，</text:p>
        <text:p text:style-name="P1">guá tio̍h --ah --lah, </text:p>
        <text:p text:style-name="P1"/>
        <text:p text:style-name="P1">啉酒啦！</text:p>
        <text:p text:style-name="P1">lim tsiú --lah! </text:p>
        <text:p text:style-name="P1"/>
        <text:p text:style-name="P1"><text:s/>六連啊、六連啊 。</text:p>
        <text:p text:style-name="P1"><text:s/>六連啊、六連啊 .</text:p>
        <text:p text:style-name="P1"/>
        <text:p text:style-name="P1">無彼个逐擺攏你贏的啦！</text:p>
        <text:p text:style-name="P1">Bô hit ê ta̍k pái lóng lí iânn ê --lah!</text:p>
        <text:p text:style-name="P1"/>
        <text:p text:style-name="P1">來，</text:p>
        <text:p text:style-name="P1">Lâi, </text:p>
        <text:p text:style-name="P1"/>
        <text:p text:style-name="P1">閣來閣來！</text:p>
        <text:p text:style-name="P1">koh lâi koh lâi!</text:p>
        <text:p text:style-name="P1"/>
        <text:p text:style-name="P1"><text:s/>哎唷，</text:p>
        <text:p text:style-name="P1"><text:s/>哎唷，</text:p>
        <text:p text:style-name="P1"/>
        <text:p text:style-name="P1">這個茂林幹什麼啊，</text:p>
        <text:p text:style-name="P1">這個茂林幹什麼啊，</text:p>
        <text:p text:style-name="P1"/>
        <text:p text:style-name="P1">剛吃那個辣椒發作了是不是啊！ </text:p>
        <text:p text:style-name="P1">剛吃那個辣椒發作了是不是啊！ </text:p>
        <text:p text:style-name="P1"/>
        <text:p text:style-name="P1"><text:s/>茂林 ，</text:p>
        <text:p text:style-name="P1"><text:s/>Bōo-lîm , </text:p>
        <text:p text:style-name="P1"/>
        <text:p text:style-name="P1">你咧創啥啦唅？</text:p>
        <text:p text:style-name="P1">lí leh tshòng sánn --lah --hannh?</text:p>
        <text:p text:style-name="P1"/>
        <text:p text:style-name="P1">我入來就點 Lina 的番矣，</text:p>
        <text:p text:style-name="P1">Guá jı̍p-lâi tō tiám <text:s/>Lina <text:s/>ê huan --ah, </text:p>
        <text:p text:style-name="P1"/>
        <text:p text:style-name="P1">紹興攏啉幾若罐矣，</text:p>
        <text:p text:style-name="P1">siāu-hing lóng lim kuí-nā kuàn --ah, </text:p>
        <text:p text:style-name="P1"/>
        <text:p text:style-name="P1">猶未鼻著伊的狐狸羶，</text:p>
        <text:p text:style-name="P1">iah-bē phīnn-tio̍h i ê hôo-lî hiàn, </text:p>
        <text:p text:style-name="P1"/>
        <text:p text:style-name="P1"><text:soft-page-break/>共我當做是啥唅？</text:p>
        <text:p text:style-name="P1">kā guá tòng-tsuè sī siánn --hannh?</text:p>
        <text:p text:style-name="P1"/>
        <text:p text:style-name="P1"><text:s/>黃 老板。</text:p>
        <text:p text:style-name="P1"><text:s/>N̂g <text:s/>láu-pán.</text:p>
        <text:p text:style-name="P1"/>
        <text:p text:style-name="P1"><text:s/>來，</text:p>
        <text:p text:style-name="P1"><text:s/>來，</text:p>
        <text:p text:style-name="P1"/>
        <text:p text:style-name="P1">倒酒、倒酒。 </text:p>
        <text:p text:style-name="P1">倒酒、倒酒。 </text:p>
        <text:p text:style-name="P1"/>
        <text:p text:style-name="P1">這馬是按怎唅？</text:p>
        <text:p text:style-name="P1">Tsit-má sī án-nuá --hannh? </text:p>
        <text:p text:style-name="P1"/>
        <text:p text:style-name="P1">酒家驚人啉酒諾？</text:p>
        <text:p text:style-name="P1">Tsiú-ka kiann lâng lim tsiú --hioh? </text:p>
        <text:p text:style-name="P1"/>
        <text:p text:style-name="P1"><text:s/>麗賓閣 無酒矣唅？</text:p>
        <text:p text:style-name="P1"><text:s/>Lē-pin-koh <text:s/>bô tsiú --ah --hannh?</text:p>
        <text:p text:style-name="P1"/>
        <text:p text:style-name="P1">哪會無，</text:p>
        <text:p text:style-name="P1">Ná ē bô, </text:p>
        <text:p text:style-name="P1"/>
        <text:p text:style-name="P1">好酒沉甕底。</text:p>
        <text:p text:style-name="P1">hó tsiú tîm àng-té.</text:p>
        <text:p text:style-name="P1"/>
        <text:p text:style-name="P1">來矣啦、</text:p>
        <text:p text:style-name="P1">Lâi --ah --lah, </text:p>
        <text:p text:style-name="P1"/>
        <text:p text:style-name="P1">來矣啦。</text:p>
        <text:p text:style-name="P1">lâi --ah --lah.</text:p>
        <text:p text:style-name="P1"/>
        <text:p text:style-name="P1"><text:s/>哎唷，人到酒到了嘛啊！ </text:p>
        <text:p text:style-name="P1"><text:s/>哎唷，人到酒到了嘛啊！ </text:p>
        <text:p text:style-name="P1"/>
        <text:p text:style-name="P1">等偌久矣啦，</text:p>
        <text:p text:style-name="P1">Tán guā kú --ah --lah,</text:p>
        <text:p text:style-name="P1"/>
        <text:p text:style-name="P1"><text:s/>Lina 。</text:p>
        <text:p text:style-name="P1"><text:s/>Lina !</text:p>
        <text:p text:style-name="P1"/>
        <text:p text:style-name="P1"><text:s/>這樣好了、</text:p>
        <text:p text:style-name="P1"><text:s/>這樣好了、</text:p>
        <text:p text:style-name="P1"/>
        <text:p text:style-name="P1">這樣好了，</text:p>
        <text:p text:style-name="P1">這樣好了，</text:p>
        <text:p text:style-name="P1"/>
        <text:p text:style-name="P1">欸，</text:p>
        <text:p text:style-name="P1">欸，</text:p>
        <text:p text:style-name="P1"/>
        <text:p text:style-name="P1">趕緊的把酒滿上了啊！</text:p>
        <text:p text:style-name="P1">趕緊的把酒滿上了啊！</text:p>
        <text:p text:style-name="P1"/>
        <text:p text:style-name="P1">來，</text:p>
        <text:p text:style-name="P1">來，</text:p>
        <text:p text:style-name="P1"/>
        <text:p text:style-name="P1">倒上。</text:p>
        <text:p text:style-name="P1">倒上。</text:p>
        <text:p text:style-name="P1"/>
        <text:p text:style-name="P1">喔，</text:p>
        <text:p text:style-name="P1">喔，</text:p>
        <text:p text:style-name="P1"/>
        <text:p text:style-name="P1">嘻嘻喔。 </text:p>
        <text:p text:style-name="P1">嘻嘻喔。 </text:p>
        <text:p text:style-name="P1"/>
        <text:p text:style-name="P1"><text:s/>黃 老板，</text:p>
        <text:p text:style-name="P1"><text:s/>N̂g <text:s/>lāu-pán, </text:p>
        <text:p text:style-name="P1"/>
        <text:p text:style-name="P1">毋知我這杯好酒，</text:p>
        <text:p text:style-name="P1">m̄ tsai guá tsit pue hó tsiú, </text:p>
        <text:p text:style-name="P1"/>
        <text:p text:style-name="P1">敢有值得你等遐爾久啊？</text:p>
        <text:p text:style-name="P1">kám ū ta̍t-tit lí tán hiah-nī kú --ah? </text:p>
        <text:p text:style-name="P1"/>
        <text:p text:style-name="P1"><text:soft-page-break/>你看啦，</text:p>
        <text:p text:style-name="P1">Lí khuànn --lah, </text:p>
        <text:p text:style-name="P1"/>
        <text:p text:style-name="P1">我的 黃 老板哪會面懊嘟嘟啊，</text:p>
        <text:p text:style-name="P1">guá ê <text:s/>N̂g <text:s/>lāu-pán ná ē bīn àu-tū-tū --lah, </text:p>
        <text:p text:style-name="P1"/>
        <text:p text:style-name="P1">mh？</text:p>
        <text:p text:style-name="P1">mh? </text:p>
        <text:p text:style-name="P1"/>
        <text:p text:style-name="P1">講喔，</text:p>
        <text:p text:style-name="P1">Kóng --ooh, </text:p>
        <text:p text:style-name="P1"/>
        <text:p text:style-name="P1">恁啥物人惹 黃 老板受氣？</text:p>
        <text:p text:style-name="P1">lín siánn-mih lâng liá <text:s/>N̂g <text:s/>lāu-pán siūnn-khì?</text:p>
        <text:p text:style-name="P1"/>
        <text:p text:style-name="P1"><text:s/>Lina 姊，</text:p>
        <text:p text:style-name="P1"><text:s/>Lina <text:s/>tsí, </text:p>
        <text:p text:style-name="P1"/>
        <text:p text:style-name="P1"><text:s/>黃 老板伊。</text:p>
        <text:p text:style-name="P1"><text:s/>N̂g <text:s/>lāu-pán i.</text:p>
        <text:p text:style-name="P1"/>
        <text:p text:style-name="P1">啥物 黃 老板，</text:p>
        <text:p text:style-name="P1">Siánn-mih <text:s/>N̂g <text:s/>lāu-pán, </text:p>
        <text:p text:style-name="P1"/>
        <text:p text:style-name="P1">叫姊夫。</text:p>
        <text:p text:style-name="P1">kiò tsí-hu.</text:p>
        <text:p text:style-name="P1"/>
        <text:p text:style-name="P1"><text:s/>誰誰誰結婚了啊？ </text:p>
        <text:p text:style-name="P1"><text:s/>誰誰誰結婚了啊？ </text:p>
        <text:p text:style-name="P1"/>
        <text:p text:style-name="P1">予我等遮爾仔久，</text:p>
        <text:p text:style-name="P1">Hōo guá tán tsiah-nī-á kú, </text:p>
        <text:p text:style-name="P1"/>
        <text:p text:style-name="P1">奶兩句就欲準拄煞，</text:p>
        <text:p text:style-name="P1">nai nn̄g kù tō beh tsún-tú-suah, </text:p>
        <text:p text:style-name="P1"/>
        <text:p text:style-name="P1">hm？</text:p>
        <text:p text:style-name="P1">hm?</text:p>
        <text:p text:style-name="P1"/>
        <text:p text:style-name="P1">當然嘛毋是按呢，</text:p>
        <text:p text:style-name="P1">Tong-liân mā m̄ sī án-ne, </text:p>
        <text:p text:style-name="P1"/>
        <text:p text:style-name="P1">啊in遮的姨仔案內了無好，</text:p>
        <text:p text:style-name="P1">ah in tsia-ê î-á àn-nāi liáu bô hó, </text:p>
        <text:p text:style-name="P1"/>
        <text:p text:style-name="P1">你這个做姊夫的欲拍欲罵嘛是應該的啊，</text:p>
        <text:p text:style-name="P1">lí tsit ê tsò tsí-hu --ê beh phah beh mā mā sī ing-kai --ê --ah, </text:p>
        <text:p text:style-name="P1"/>
        <text:p text:style-name="P1"><text:s/>豔紅 ，</text:p>
        <text:p text:style-name="P1"><text:s/>Iām-hông , </text:p>
        <text:p text:style-name="P1"/>
        <text:p text:style-name="P1">來，</text:p>
        <text:p text:style-name="P1">lâi, </text:p>
        <text:p text:style-name="P1"/>
        <text:p text:style-name="P1">拍遮，</text:p>
        <text:p text:style-name="P1">phah tsia,</text:p>
        <text:p text:style-name="P1"/>
        <text:p text:style-name="P1">遮較有肉，</text:p>
        <text:p text:style-name="P1">tsia khah ū bah, </text:p>
        <text:p text:style-name="P1"/>
        <text:p text:style-name="P1">來，</text:p>
        <text:p text:style-name="P1">lâi, </text:p>
        <text:p text:style-name="P1"/>
        <text:p text:style-name="P1">mh！</text:p>
        <text:p text:style-name="P1">mh!</text:p>
        <text:p text:style-name="P1"/>
        <text:p text:style-name="P1">哈哈哈。</text:p>
        <text:p text:style-name="P1">Ha ha ha.</text:p>
        <text:p text:style-name="P1"/>
        <text:p text:style-name="P1"><text:s/>拍馬屁，</text:p>
        <text:p text:style-name="P1"><text:s/>拍馬屁，</text:p>
        <text:p text:style-name="P1"/>
        <text:p text:style-name="P1">哈哈！ </text:p>
        <text:p text:style-name="P1"><text:soft-page-break/>哈哈！ </text:p>
        <text:p text:style-name="P1"/>
        <text:p text:style-name="P1">喔，</text:p>
        <text:p text:style-name="P1">Ooh, </text:p>
        <text:p text:style-name="P1"/>
        <text:p text:style-name="P1">啊隨排遐長。</text:p>
        <text:p text:style-name="P1">ah suî pâi hiah tn̂g.</text:p>
        <text:p text:style-name="P1"/>
        <text:p text:style-name="P1"><text:s/>明通 啊。</text:p>
        <text:p text:style-name="P1"><text:s/>Bîng-thong <text:s/>--ah.</text:p>
        <text:p text:style-name="P1"/>
        <text:p text:style-name="P1">喂，</text:p>
        <text:p text:style-name="P1">Eh, </text:p>
        <text:p text:style-name="P1"/>
        <text:p text:style-name="P1">頭家娘。</text:p>
        <text:p text:style-name="P1">thâu-ke-niû.</text:p>
        <text:p text:style-name="P1"/>
        <text:p text:style-name="P1">𤆬囡仔來看戲喔？</text:p>
        <text:p text:style-name="P1">Tshuā gín-á lâi khuànn-hì --ooh?</text:p>
        <text:p text:style-name="P1"/>
        <text:p text:style-name="P1">啊就這兩个吵欲看啦，</text:p>
        <text:p text:style-name="P1">Ah tō tsit nn̄g ê tshá beh khuànn --lah, </text:p>
        <text:p text:style-name="P1"/>
        <text:p text:style-name="P1">喂，</text:p>
        <text:p text:style-name="P1">eh, </text:p>
        <text:p text:style-name="P1"/>
        <text:p text:style-name="P1">啊恁啞口喔，</text:p>
        <text:p text:style-name="P1">ah lín é-káu --ooh, </text:p>
        <text:p text:style-name="P1"/>
        <text:p text:style-name="P1">看著人愛叫啊。</text:p>
        <text:p text:style-name="P1">khuànn-tio̍h lâng ài kiò --ah.</text:p>
        <text:p text:style-name="P1"/>
        <text:p text:style-name="P1">頭家娘。</text:p>
        <text:p text:style-name="P1">Thâu-ke-niû.</text:p>
        <text:p text:style-name="P1"/>
        <text:p text:style-name="P1">歹勢，</text:p>
        <text:p text:style-name="P1">Phái-sè, </text:p>
        <text:p text:style-name="P1"/>
        <text:p text:style-name="P1">教無好啦。</text:p>
        <text:p text:style-name="P1">kà bô hó --lah.</text:p>
        <text:p text:style-name="P1"/>
        <text:p text:style-name="P1">下晡有招待鄉親來看免錢的，</text:p>
        <text:p text:style-name="P1">E-poo ū tsiau-thāi hiong-tshin lâi khuànn bián-tsînn --ê, </text:p>
        <text:p text:style-name="P1"/>
        <text:p text:style-name="P1">你哪無𤆬囡仔來看？</text:p>
        <text:p text:style-name="P1">lí ná bô tshuā gín-á lâi khuànn?</text:p>
        <text:p text:style-name="P1"/>
        <text:p text:style-name="P1">啊彼人插插插，</text:p>
        <text:p text:style-name="P1">Ah He lâng tshah-tshah-tshah, </text:p>
        <text:p text:style-name="P1"/>
        <text:p text:style-name="P1">敢𤲍會入去，</text:p>
        <text:p text:style-name="P1">kám kheh ē lı̍p-ì, </text:p>
        <text:p text:style-name="P1"/>
        <text:p text:style-name="P1">啊而且乎，</text:p>
        <text:p text:style-name="P1">ah lî-tshiánn --honnh, </text:p>
        <text:p text:style-name="P1"/>
        <text:p text:style-name="P1">看過的人攏咧喊呢，</text:p>
        <text:p text:style-name="P1">khuànn--kuè ê lâng lóng leh hiàm --neh, </text:p>
        <text:p text:style-name="P1"/>
        <text:p text:style-name="P1">講這支片若看會著乎，</text:p>
        <text:p text:style-name="P1">kóng tsit ki phìnn ná khuànn ē tio̍h --honnh, </text:p>
        <text:p text:style-name="P1"/>
        <text:p text:style-name="P1">較贏九斗換一石喔，</text:p>
        <text:p text:style-name="P1">khah iânn káu táu uānn tsı̍t tsio̍h --ooh, </text:p>
        <text:p text:style-name="P1"/>
        <text:p text:style-name="P1">哈哈哈！</text:p>
        <text:p text:style-name="P1">ha ha ha!</text:p>
        <text:p text:style-name="P1"/>
        <text:p text:style-name="P1">多謝逐家按呢共阮鬥宣傳。</text:p>
        <text:p text:style-name="P1">To-siā ta̍k-ke án-ne kā gún <text:soft-page-break/>tàu suan-thuân.</text:p>
        <text:p text:style-name="P1"/>
        <text:p text:style-name="P1">電影欲開場囉！</text:p>
        <text:p text:style-name="P1">Tiān-iánn beh khui-tiûnn --loh.</text:p>
        <text:p text:style-name="P1"/>
        <text:p text:style-name="P1">無今緊入去。</text:p>
        <text:p text:style-name="P1">Bô tann kín lı̍p-khì.</text:p>
        <text:p text:style-name="P1"/>
        <text:p text:style-name="P1">行行行行行。</text:p>
        <text:p text:style-name="P1">Kiânn kiânn kiânn kiânn kiânn.</text:p>
        <text:p text:style-name="P1"/>
        <text:p text:style-name="P1"><text:s/>月鳳 啊。</text:p>
        <text:p text:style-name="P1"><text:s/>Gua̍t-hōng <text:s/>--ah.</text:p>
        <text:p text:style-name="P1"/>
        <text:p text:style-name="P1">阿爸，</text:p>
        <text:p text:style-name="P1">A-pa, </text:p>
        <text:p text:style-name="P1"/>
        <text:p text:style-name="P1"><text:s/>阿不拉 講你會來，</text:p>
        <text:p text:style-name="P1"><text:s/>A-put-lah <text:s/>kóng lí ē lâi, </text:p>
        <text:p text:style-name="P1"/>
        <text:p text:style-name="P1">我專工佇遮等你。</text:p>
        <text:p text:style-name="P1">guá tsuan-kang tī tsia tán --lí.</text:p>
        <text:p text:style-name="P1"/>
        <text:p text:style-name="P1">哎唷，</text:p>
        <text:p text:style-name="P1">Aih ioh, </text:p>
        <text:p text:style-name="P1"/>
        <text:p text:style-name="P1">啊我就聽 阿不拉 講乎，</text:p>
        <text:p text:style-name="P1">ah guá tō thiann <text:s/>A-put-lah <text:s/>kóng --honnh, </text:p>
        <text:p text:style-name="P1"/>
        <text:p text:style-name="P1">這支電影是咱 臺灣人 頭一支拍的歌仔戲的大片，</text:p>
        <text:p text:style-name="P1">tsit ki tiān-iánn sī lán <text:s/>Tâi-uân-lâng <text:s/>thâu tsı̍t ki phah ê kua-á-hì ê tuā phìnn, </text:p>
        <text:p text:style-name="P1"/>
        <text:p text:style-name="P1">我毋才專工佇 花蓮 拚來欲看的。</text:p>
        <text:p text:style-name="P1">guá m̄-tsiah tsuan-kang tī <text:s/>Hua-liân <text:s/>piànn lâi beh khuànn --ê. </text:p>
        <text:p text:style-name="P1"/>
        <text:p text:style-name="P1">謼，</text:p>
        <text:p text:style-name="P1">Hooh, </text:p>
        <text:p text:style-name="P1"/>
        <text:p text:style-name="P1">生理好無？</text:p>
        <text:p text:style-name="P1">sing-lí hó bô?</text:p>
        <text:p text:style-name="P1"/>
        <text:p text:style-name="P1"><text:s/>阿不拉 真有眼光，</text:p>
        <text:p text:style-name="P1"><text:s/>A-put-lah <text:s/>tsin ū gán-kong, </text:p>
        <text:p text:style-name="P1"/>
        <text:p text:style-name="P1">鄉親乎嘛攏真捀場。</text:p>
        <text:p text:style-name="P1"><text:soft-page-break/>hiong-tshin --honnh mā lóng tsin phâng-tiûnn.</text:p>
        <text:p text:style-name="P1"/>
        <text:p text:style-name="P1">謼謼，</text:p>
        <text:p text:style-name="P1">Hooh hooh, </text:p>
        <text:p text:style-name="P1"/>
        <text:p text:style-name="P1">喂，</text:p>
        <text:p text:style-name="P1">eh, </text:p>
        <text:p text:style-name="P1"/>
        <text:p text:style-name="P1"><text:s/>阿不拉 咧？</text:p>
        <text:p text:style-name="P1"><text:s/>A-put-lah <text:s/>--leh?</text:p>
        <text:p text:style-name="P1"/>
        <text:p text:style-name="P1">伊去應酬矣。</text:p>
        <text:p text:style-name="P1">I khì ìng-siû --ah. </text:p>
        <text:p text:style-name="P1"/>
        <text:p text:style-name="P1">謼喂，啊 雲卿 姊咧，</text:p>
        <text:p text:style-name="P1">Hooh eh, ah <text:s/>Hûn-Khing <text:s/>tsé --leh, </text:p>
        <text:p text:style-name="P1"/>
        <text:p text:style-name="P1">伊無佮你做伙來喔？</text:p>
        <text:p text:style-name="P1">i bô kah lí tsò-hué lâi --ooh?</text:p>
        <text:p text:style-name="P1"/>
        <text:p text:style-name="P1">有啦，</text:p>
        <text:p text:style-name="P1">Ū --lah, </text:p>
        <text:p text:style-name="P1"/>
        <text:p text:style-name="P1">伊原本就講欲佮我來，</text:p>
        <text:p text:style-name="P1">i guân-pún tō kóng beh kah guá lâi, </text:p>
        <text:p text:style-name="P1"/>
        <text:p text:style-name="P1">雄雄講啥物囡仔人身體咧無爽快，</text:p>
        <text:p text:style-name="P1">hiông-hiông kóng sánn-mih gín-á-lâng sin-thé leh bô sóng-khuài, </text:p>
        <text:p text:style-name="P1"/>
        <text:p text:style-name="P1">毋才無過來。</text:p>
        <text:p text:style-name="P1">m̄-tsiah bô kuè--lâi.</text:p>
        <text:p text:style-name="P1"/>
        <text:p text:style-name="P1">伊猶是對我真無諒解。</text:p>
        <text:p text:style-name="P1">I iah sī tuì guá tsin bô liōng-kái.</text:p>
        <text:p text:style-name="P1"/>
        <text:p text:style-name="P1"><text:s/>月鳳 啊，</text:p>
        <text:p text:style-name="P1"><text:s/>Gua̍t-hōng <text:s/>--ah, </text:p>
        <text:p text:style-name="P1"/>
        <text:p text:style-name="P1">莫想想遐的啦，</text:p>
        <text:p text:style-name="P1">mài siūnn-siūnn hia--ê --lah, </text:p>
        <text:p text:style-name="P1"/>
        <text:p text:style-name="P1">你佮 阿不拉 這段姻緣乎，</text:p>
        <text:p text:style-name="P1">lí kah <text:s/>A-put-lah <text:s/>tsit tuān in-iân --honnh, </text:p>
        <text:p text:style-name="P1"/>
        <text:p text:style-name="P1">這个結，</text:p>
        <text:p text:style-name="P1">tsit ê kat, </text:p>
        <text:p text:style-name="P1"/>
        <text:p text:style-name="P1">我看恁著愛家己去敨，</text:p>
        <text:p text:style-name="P1">guá khuànn lín to̍h-ài ka-kī khì tháu, </text:p>
        <text:p text:style-name="P1"/>
        <text:p text:style-name="P1">這神仙謼，</text:p>
        <text:p text:style-name="P1">tse sîn-sian --hooh, </text:p>
        <text:p text:style-name="P1"/>
        <text:p text:style-name="P1">嘛無法度。</text:p>
        <text:p text:style-name="P1">mā bô-huat-tōo.</text:p>
        <text:p text:style-name="P1"/>
        <text:p text:style-name="P1">來來來，</text:p>
        <text:p text:style-name="P1">Lâi lâi lâi, </text:p>
        <text:p text:style-name="P1"/>
        <text:p text:style-name="P1">乾一杯，</text:p>
        <text:p text:style-name="P1">kan --tsi̍t-pue, </text:p>
        <text:p text:style-name="P1"/>
        <text:p text:style-name="P1">哈哈哈哈。</text:p>
        <text:p text:style-name="P1">ha ha ha ha.</text:p>
        <text:p text:style-name="P1"/>
        <text:p text:style-name="P1"><text:s/>阿不拉 ，</text:p>
        <text:p text:style-name="P1"><text:s/>A-put-lah , </text:p>
        <text:p text:style-name="P1"/>
        <text:p text:style-name="P1">你真正足有生理眼光的呢，</text:p>
        <text:p text:style-name="P1">lí tsin-tsiànn tsiok ū <text:soft-page-break/>sing-lí gán-kong --ê --neh, </text:p>
        <text:p text:style-name="P1"/>
        <text:p text:style-name="P1">閣知影買 薛平貴 佮 王寶釧 這支片，</text:p>
        <text:p text:style-name="P1">koh tsai-iánn bé <text:s/>Sih Pîng-kuì <text:s/>kah <text:s/>Ông Pó-tshuan <text:s/>tsit ki phìnn, </text:p>
        <text:p text:style-name="P1"/>
        <text:p text:style-name="P1">逐場攏煏場呢，</text:p>
        <text:p text:style-name="P1">ta̍k tiûnn lóng piak tiûnn --neh, </text:p>
        <text:p text:style-name="P1"/>
        <text:p text:style-name="P1">謼，</text:p>
        <text:p text:style-name="P1">hooh, </text:p>
        <text:p text:style-name="P1"/>
        <text:p text:style-name="P1">買票買到相爭，</text:p>
        <text:p text:style-name="P1">bé phiò bé kàu sio-tsinn, </text:p>
        <text:p text:style-name="P1"/>
        <text:p text:style-name="P1">恭喜你趁大錢喔！</text:p>
        <text:p text:style-name="P1">kiong-hí lí thàn tuā tsînn --ooh!</text:p>
        <text:p text:style-name="P1"/>
        <text:p text:style-name="P1">啊是有較縒諾，</text:p>
        <text:p text:style-name="P1">Ah sī ū khah-tsua̍h --hioh, </text:p>
        <text:p text:style-name="P1"/>
        <text:p text:style-name="P1">我趁的錢有一半乎，</text:p>
        <text:p text:style-name="P1">guá thàn ê tsînn ū tsı̍t-puànn --honnh, </text:p>
        <text:p text:style-name="P1"/>
        <text:p text:style-name="P1">攏寄佇彼 麗賓閣 的口座裡矣謼！</text:p>
        <text:p text:style-name="P1">lóng kià tī he <text:s/>Lē-pin-koh <text:s/>ê kháu-tsō --lí --ah --hooh!</text:p>
        <text:p text:style-name="P1"/>
        <text:p text:style-name="P1">哈哈哈哈哈。</text:p>
        <text:p text:style-name="P1">Ha ha ha ha ha.</text:p>
        <text:p text:style-name="P1"/>
        <text:p text:style-name="P1"><text:s/>阿不拉，</text:p>
        <text:p text:style-name="P1"><text:s/>阿不拉，</text:p>
        <text:p text:style-name="P1"/>
        <text:p text:style-name="P1">你這個電影大賣座了是不是啊，</text:p>
        <text:p text:style-name="P1">你這個電影大賣座了是不是啊，</text:p>
        <text:p text:style-name="P1"/>
        <text:p text:style-name="P1">啊你這個戲院就應該好好的再重新裝修一下。 </text:p>
        <text:p text:style-name="P1">啊你這個戲院就應該好好的再重新裝修一下。 </text:p>
        <text:p text:style-name="P1"/>
        <text:p text:style-name="P1"><text:s/>何基明 佮 拱樂社 合作拍 薛平貴 ，</text:p>
        <text:p text:style-name="P1"><text:s/>Hô Ki-bîng <text:s/>kah <text:s/>Kióng-lo̍k-siā <text:s/>ha̍p-tsok phah <text:s/>Sih Pîng-kuì , </text:p>
        <text:p text:style-name="P1"/>
        <text:p text:style-name="P1">全 臺灣 賣甲削削叫啦，</text:p>
        <text:p text:style-name="P1">tsuân <text:s/>Tâi-uân <text:s/>bē kah siah-siah-kiò --lah, </text:p>
        <text:p text:style-name="P1"/>
        <text:p text:style-name="P1">這就證明行這步喔是正確的，</text:p>
        <text:p text:style-name="P1">tse tō tsìng-bîng kiânn tsit pōo --ooh sī tsìng-khak --ê, </text:p>
        <text:p text:style-name="P1"/>
        <text:p text:style-name="P1">所以咱當然愛繼續行落去。</text:p>
        <text:p text:style-name="P1">sóo-í lán tong-liân ài kè-sio̍k kiânn --lo̍h-khì.</text:p>
        <text:p text:style-name="P1"/>
        <text:p text:style-name="P1"><text:s/>嗯，</text:p>
        <text:p text:style-name="P1"><text:s/>嗯，</text:p>
        <text:p text:style-name="P1"/>
        <text:p text:style-name="P1">這就對了。 </text:p>
        <text:p text:style-name="P1">這就對了。 </text:p>
        <text:p text:style-name="P1"/>
        <text:p text:style-name="P1">我共恁講乎，</text:p>
        <text:p text:style-name="P1">Guá kā lín kóng --honnh, </text:p>
        <text:p text:style-name="P1"/>
        <text:p text:style-name="P1">我這馬決定乎欲拍電影矣。</text:p>
        <text:p text:style-name="P1">guá tsit-má kuat-tīng --honnh beh phah tiān-iánn <text:soft-page-break/>--ah.</text:p>
        <text:p text:style-name="P1"/>
        <text:p text:style-name="P1"><text:s/>哎唷！ </text:p>
        <text:p text:style-name="P1"><text:s/>哎唷！ </text:p>
        <text:p text:style-name="P1"/>
        <text:p text:style-name="P1">拍電影？</text:p>
        <text:p text:style-name="P1">Phah tiān-iánn?</text:p>
        <text:p text:style-name="P1"/>
        <text:p text:style-name="P1"><text:s/>真的假的啊？ </text:p>
        <text:p text:style-name="P1"><text:s/>真的假的啊？ </text:p>
        <text:p text:style-name="P1"/>
        <text:p text:style-name="P1">我無欲拍⿰歌仔戲的。</text:p>
        <text:p text:style-name="P1">Guá bô beh phah kua̋-hì --ê.</text:p>
        <text:p text:style-name="P1"/>
        <text:p text:style-name="P1">啊無你欲拍啥？</text:p>
        <text:p text:style-name="P1">Ah-bô lí beh phah siánn?</text:p>
        <text:p text:style-name="P1"/>
        <text:p text:style-name="P1">謼，</text:p>
        <text:p text:style-name="P1">Hooh, </text:p>
        <text:p text:style-name="P1"/>
        <text:p text:style-name="P1">莫遐姿勢了了啦，</text:p>
        <text:p text:style-name="P1">mài hia tsu-sè --liáu-liáu --lah, </text:p>
        <text:p text:style-name="P1"/>
        <text:p text:style-name="P1">緊講！</text:p>
        <text:p text:style-name="P1">kín kóng!</text:p>
        <text:p text:style-name="P1"/>
        <text:p text:style-name="P1">我欲拍「金色夜叉」。</text:p>
        <text:p text:style-name="P1">Guá beh phah “Kim-sik iā-tshe.”</text:p>
        <text:p text:style-name="P1"/>
        <text:p text:style-name="P1">哈哈，</text:p>
        <text:p text:style-name="P1">Ha ha, </text:p>
        <text:p text:style-name="P1"/>
        <text:p text:style-name="P1">「金色夜叉」，</text:p>
        <text:p text:style-name="P1">“Kim-sik iā-tshe”, </text:p>
        <text:p text:style-name="P1"/>
        <text:p text:style-name="P1">彼 日本人 拍甲臭酸去矣，</text:p>
        <text:p text:style-name="P1">he <text:s/>Jı̍t-pún-lâng <text:s/>phah kah tshàu-sng khì --ah, </text:p>
        <text:p text:style-name="P1"/>
        <text:p text:style-name="P1">閣欲拍這，</text:p>
        <text:p text:style-name="P1">koh beh phah tse, </text:p>
        <text:p text:style-name="P1"/>
        <text:p text:style-name="P1">無人看啦！</text:p>
        <text:p text:style-name="P1">bô lâng khuànn --lah!</text:p>
        <text:p text:style-name="P1"/>
        <text:p text:style-name="P1">我欲拍的，</text:p>
        <text:p text:style-name="P1">Guá beh phah --ê, </text:p>
        <text:p text:style-name="P1"/>
        <text:p text:style-name="P1">是屬於 臺灣人 的「金色夜叉」。</text:p>
        <text:p text:style-name="P1">sī sio̍k-î <text:s/>Tâi-uân-lâng <text:s/>ê “Kim-sik iā-tshe.”</text:p>
        <text:p text:style-name="P1"/>
        <text:p text:style-name="P1"><text:s/>欸，</text:p>
        <text:p text:style-name="P1"><text:s/>欸，</text:p>
        <text:p text:style-name="P1"/>
        <text:p text:style-name="P1">重點是什麼，</text:p>
        <text:p text:style-name="P1">重點是什麼，</text:p>
        <text:p text:style-name="P1"/>
        <text:p text:style-name="P1">我告訴你，</text:p>
        <text:p text:style-name="P1">我告訴你，</text:p>
        <text:p text:style-name="P1"/>
        <text:p text:style-name="P1">就是那一個字，</text:p>
        <text:p text:style-name="P1">就是那一個字，</text:p>
        <text:p text:style-name="P1"/>
        <text:p text:style-name="P1">錢錢！ </text:p>
        <text:p text:style-name="P1">錢錢！ </text:p>
        <text:p text:style-name="P1"/>
        <text:p text:style-name="P1"><text:s/>阿不拉 ，</text:p>
        <text:p text:style-name="P1"><text:s/>A-put-lah , </text:p>
        <text:p text:style-name="P1"/>
        <text:p text:style-name="P1">我贊成你的想法。</text:p>
        <text:p text:style-name="P1">guá tsàn-sîng lí ê siūnn-huat.</text:p>
        <text:p text:style-name="P1"/>
        <text:p text:style-name="P1"><text:s/>你既然這麼不喜歡阿不拉，</text:p>
        <text:p text:style-name="P1"><text:s/>你既然這麼不喜歡阿不拉，</text:p>
        <text:p text:style-name="P1"/>
        <text:p text:style-name="P1"><text:soft-page-break/>這麼討厭阿不拉，</text:p>
        <text:p text:style-name="P1">這麼討厭阿不拉，</text:p>
        <text:p text:style-name="P1"/>
        <text:p text:style-name="P1">那你幹什麼今天晚上還要在麗賓閣請他吃飯喝酒呢？ </text:p>
        <text:p text:style-name="P1">那你幹什麼今天晚上還要在麗賓閣請他吃飯喝酒呢？ </text:p>
        <text:p text:style-name="P1"/>
        <text:p text:style-name="P1">我愛先知影，</text:p>
        <text:p text:style-name="P1">Guá ài sing tsai-iánn, </text:p>
        <text:p text:style-name="P1"/>
        <text:p text:style-name="P1">伊後一步欲按怎行，</text:p>
        <text:p text:style-name="P1">i āu tsı̍t pōo beh án-nuá kiânn, </text:p>
        <text:p text:style-name="P1"/>
        <text:p text:style-name="P1">才會當先閘伊的路，</text:p>
        <text:p text:style-name="P1">tsiah ē-tàng sing tsa̍h i ê lōo, </text:p>
        <text:p text:style-name="P1"/>
        <text:p text:style-name="P1">絕對欲予伊乖乖仔聽我的話。</text:p>
        <text:p text:style-name="P1">tsua̍t-tuì beh hōo i kuai-kuai--á thiann guá ê uē.</text:p>
        <text:p text:style-name="P1"/>
        <text:p text:style-name="P1">咱若欲做，</text:p>
        <text:p text:style-name="P1">Lán nā beh tsò, </text:p>
        <text:p text:style-name="P1"/>
        <text:p text:style-name="P1">就做 臺灣 的「金色夜叉」。</text:p>
        <text:p text:style-name="P1">tō tsò <text:s/>Tâi-uân <text:s/>ê “Kim-sik iā-tshe.”</text:p>
        <text:p text:style-name="P1"/>
        <text:p text:style-name="P1">你真正欲伨我？</text:p>
        <text:p text:style-name="P1">Lí tsin-tsiànn beh thīn --guá?</text:p>
        <text:p text:style-name="P1"/>
        <text:p text:style-name="P1">錢我出。</text:p>
        <text:p text:style-name="P1">Tsînn guá tshut.</text:p>
        <text:p text:style-name="P1"/>
        <text:p text:style-name="P1"><text:s/>哎唷 。</text:p>
        <text:p text:style-name="P1"><text:s/>哎唷 。</text:p>
        <text:p text:style-name="P1"/>
        <text:p text:style-name="P1">你毋免煩惱，</text:p>
        <text:p text:style-name="P1">Lí m̄-bián huân-ló, </text:p>
        <text:p text:style-name="P1"/>
        <text:p text:style-name="P1">咱兄弟過去就有捌講過，</text:p>
        <text:p text:style-name="P1">lán hiann-tī kuè-khì tō ū bat kóng--kuè, </text:p>
        <text:p text:style-name="P1"/>
        <text:p text:style-name="P1">欲鬥陣拍拚事業，</text:p>
        <text:p text:style-name="P1">beh tàu-tīn phah-piànn sū-gia̍p, </text:p>
        <text:p text:style-name="P1"/>
        <text:p text:style-name="P1">人咧講啦，</text:p>
        <text:p text:style-name="P1">lâng leh kóng --lah, </text:p>
        <text:p text:style-name="P1"/>
        <text:p text:style-name="P1">虎死留皮，</text:p>
        <text:p text:style-name="P1">hóo sí lâu phuê, </text:p>
        <text:p text:style-name="P1"/>
        <text:p text:style-name="P1">人死留名，</text:p>
        <text:p text:style-name="P1">lâng sí lâu miâ, </text:p>
        <text:p text:style-name="P1"/>
        <text:p text:style-name="P1">為著咱 臺灣人 的面子，</text:p>
        <text:p text:style-name="P1">uī-tio̍h lán <text:s/>Tâi-uân-lâng <text:s/>ê bīn-tsú,</text:p>
        <text:p text:style-name="P1"/>
        <text:p text:style-name="P1">咱就為拍這支電影開始，</text:p>
        <text:p text:style-name="P1">lán tō uī phah tsit ki tiān-iánn khai-sí, </text:p>
        <text:p text:style-name="P1"/>
        <text:p text:style-name="P1">你看按怎？</text:p>
        <text:p text:style-name="P1">lí khuànn án-tsuánn?</text:p>
        <text:p text:style-name="P1"/>
        <text:p text:style-name="P1">來，</text:p>
        <text:p text:style-name="P1">Lâi, </text:p>
        <text:p text:style-name="P1"/>
        <text:p text:style-name="P1">逐家做伙來，</text:p>
        <text:p text:style-name="P1">ta̍k-ke tsò-hué lâi, </text:p>
        <text:p text:style-name="P1"/>
        <text:p text:style-name="P1">敬電影，</text:p>
        <text:p text:style-name="P1">kìng tiān-iánn, </text:p>
        <text:p text:style-name="P1"/>
        <text:p text:style-name="P1"><text:soft-page-break/>敬 臺灣 的電影！</text:p>
        <text:p text:style-name="P1">kìng <text:s/>Tâi-uân <text:s/>ê tiān-iánn!</text:p>
        <text:p text:style-name="P1"/>
        <text:p text:style-name="P1"><text:s/>かんぱい！ </text:p>
        <text:p text:style-name="P1"><text:s text:c="2"/>かんぱい! </text:p>
        <text:p text:style-name="P1"/>
        <text:p text:style-name="P1"><text:s/>かんぱい！ </text:p>
        <text:p text:style-name="P1"><text:s/>かんぱい！ </text:p>
        <text:p text:style-name="P1"/>
        <text:p text:style-name="P1">媠！</text:p>
        <text:p text:style-name="P1">Suí!</text:p>
        <text:p text:style-name="P1"/>
        <text:p text:style-name="P1"><text:s/>太好了，</text:p>
        <text:p text:style-name="P1"><text:s/>太好了，</text:p>
        <text:p text:style-name="P1"/>
        <text:p text:style-name="P1">來來來來來！ </text:p>
        <text:p text:style-name="P1">來來來來來！ </text:p>
        <text:p text:style-name="P1"/>
        <text:p text:style-name="P1">講一下傷歡喜矣，</text:p>
        <text:p text:style-name="P1">Kóng tsı̍t-ē siunn huann-hí --ah, </text:p>
        <text:p text:style-name="P1"/>
        <text:p text:style-name="P1">煞袂記得時間矣，</text:p>
        <text:p text:style-name="P1">suah bē-kì-lit sî-kan --ah, </text:p>
        <text:p text:style-name="P1"/>
        <text:p text:style-name="P1">等我轉來才講啦，</text:p>
        <text:p text:style-name="P1">tán guá tńg--lâi tsiah kóng --lah, </text:p>
        <text:p text:style-name="P1"/>
        <text:p text:style-name="P1">乎！</text:p>
        <text:p text:style-name="P1">honnh!</text:p>
        <text:p text:style-name="P1"/>
        <text:p text:style-name="P1"><text:s/>阿不拉，</text:p>
        <text:p text:style-name="P1"><text:s/>阿不拉，</text:p>
        <text:p text:style-name="P1"/>
        <text:p text:style-name="P1">神經病啊！ </text:p>
        <text:p text:style-name="P1">神經病啊！ </text:p>
        <text:p text:style-name="P1"/>
        <text:p text:style-name="P1">時間到矣啦，</text:p>
        <text:p text:style-name="P1">Sî-kan kàu --ah --lah, </text:p>
        <text:p text:style-name="P1"/>
        <text:p text:style-name="P1">校長欲轉去摃鐘矣啦！</text:p>
        <text:p text:style-name="P1">hāu-tiúnn beh tńg--khì kòng tsing --ah --lah!</text:p>
        <text:p text:style-name="P1"/>
        <text:p text:style-name="P1"><text:s/>哈哈。</text:p>
        <text:p text:style-name="P1"><text:s/>哈哈。</text:p>
        <text:p text:style-name="P1"/>
        <text:p text:style-name="P1">說得好、</text:p>
        <text:p text:style-name="P1">說得好、</text:p>
        <text:p text:style-name="P1"/>
        <text:p text:style-name="P1">說得好！ </text:p>
        <text:p text:style-name="P1">說得好！ </text:p>
        <text:p text:style-name="P1"/>
        <text:p text:style-name="P1">樂師先的！</text:p>
        <text:p text:style-name="P1">Ga̍k-su sian--ê!</text:p>
        <text:p text:style-name="P1"/>
        <text:p text:style-name="P1">喂，</text:p>
        <text:p text:style-name="P1">Eh, </text:p>
        <text:p text:style-name="P1"/>
        <text:p text:style-name="P1">各位鄉親逐家好乎，</text:p>
        <text:p text:style-name="P1">kok-uī hiong-tshin ta̍k-ke hó --honnh, </text:p>
        <text:p text:style-name="P1"/>
        <text:p text:style-name="P1">啊咱今仔日欲看的這齣電影乎，</text:p>
        <text:p text:style-name="P1">ah lán kin-á-jı̍t beh khuànn ê tsit tshut tiān-iánn --honnh, </text:p>
        <text:p text:style-name="P1"/>
        <text:p text:style-name="P1">叫「 王寶釧 、 薛平貴 」乎，</text:p>
        <text:p text:style-name="P1">kiò “ Ông Pó-tshuan , <text:s/>Sih Pîng-kuì ” --honnh, </text:p>
        <text:p text:style-name="P1"/>
        <text:p text:style-name="P1">啊故事呢真精彩，</text:p>
        <text:p text:style-name="P1">ah kòo-sū --neh tsin tsing-tshái, </text:p>
        <text:p text:style-name="P1"/>
        <text:p text:style-name="P1">⿰歌仔戲嘛唱甲袂䆀。</text:p>
        <text:p text:style-name="P1"><text:soft-page-break/>kua̋-hì mā tshiùnn kah bē-bái.</text:p>
        <text:p text:style-name="P1"/>
        <text:p text:style-name="P1"><text:s/>月鳳 啊，</text:p>
        <text:p text:style-name="P1"><text:s/>Gua̍t-hōng <text:s/>--ah, </text:p>
        <text:p text:style-name="P1"/>
        <text:p text:style-name="P1">電影欲開始矣，</text:p>
        <text:p text:style-name="P1">tiān-iánn beh khai-sí --ah, </text:p>
        <text:p text:style-name="P1"/>
        <text:p text:style-name="P1"><text:s/>阿不拉 會赴轉來前說無？</text:p>
        <text:p text:style-name="P1"><text:s/>A-put-lah <text:s/>ē-hù tńg--lâi tsiân suat --bô?</text:p>
        <text:p text:style-name="P1"/>
        <text:p text:style-name="P1">咱看這个乎 薛平貴 ，</text:p>
        <text:p text:style-name="P1">Lán khuànn tsı̍t ê --honnh <text:s/>Sih Pîng-kuì , </text:p>
        <text:p text:style-name="P1"/>
        <text:p text:style-name="P1">按怎敆著這个代戰公主。</text:p>
        <text:p text:style-name="P1">án-tsuánn kap-tio̍h tsit ê tāi-tsiàn kong-tsú.</text:p>
        <text:p text:style-name="P1"/>
        <text:p text:style-name="P1">應該是趕會赴啦。</text:p>
        <text:p text:style-name="P1">Ing-kai sī kuánn ē hù --lah.</text:p>
        <text:p text:style-name="P1"/>
        <text:p text:style-name="P1">今你是咧講啥啦，</text:p>
        <text:p text:style-name="P1">Tann lí sī leh kóng sánn --lah, </text:p>
        <text:p text:style-name="P1"/>
        <text:p text:style-name="P1"><text:s/>薛平貴 嘛娶細姨喔？</text:p>
        <text:p text:style-name="P1"><text:s/>Sih Pîng-kuì <text:s/>mā tshuā sè-î --ooh?</text:p>
        <text:p text:style-name="P1"/>
        <text:p text:style-name="P1">歹勢啦，</text:p>
        <text:p text:style-name="P1">Pháinn-sè --lah, </text:p>
        <text:p text:style-name="P1"/>
        <text:p text:style-name="P1">著著，</text:p>
        <text:p text:style-name="P1">tio̍h tio̍h, </text:p>
        <text:p text:style-name="P1"/>
        <text:p text:style-name="P1">歹勢，</text:p>
        <text:p text:style-name="P1">pháinn-sè, </text:p>
        <text:p text:style-name="P1"/>
        <text:p text:style-name="P1">看 薛平貴 乎，</text:p>
        <text:p text:style-name="P1">khuànn <text:s/>Sih Pîng-kuì <text:s/>--honnh, </text:p>
        <text:p text:style-name="P1"/>
        <text:p text:style-name="P1">按怎害 寶釧仔 苦守寒窯十五年啦乎。</text:p>
        <text:p text:style-name="P1">án-tsuánn hāi <text:s/>Pó-tshuan--á <text:s/>khóo siú hân iô tsa̍p-gōo nî --lah --honnh.</text:p>
        <text:p text:style-name="P1"/>
        <text:p text:style-name="P1">喂，</text:p>
        <text:p text:style-name="P1">Eh, </text:p>
        <text:p text:style-name="P1"/>
        <text:p text:style-name="P1">啊當時改的啦，</text:p>
        <text:p text:style-name="P1">ah tang-sî kái --ê --lah, </text:p>
        <text:p text:style-name="P1"/>
        <text:p text:style-name="P1">十八年啦，</text:p>
        <text:p text:style-name="P1">tsa̍p-peh nî --lah, </text:p>
        <text:p text:style-name="P1"/>
        <text:p text:style-name="P1">你新編的喔？</text:p>
        <text:p text:style-name="P1">lí sin pian --ê --ooh? </text:p>
        <text:p text:style-name="P1"/>
        <text:p text:style-name="P1">袂曉講莫佇遮亂講啦，</text:p>
        <text:p text:style-name="P1">Bē-hiáu kóng mài tī tsia <text:s/>luān kóng --lah, </text:p>
        <text:p text:style-name="P1"/>
        <text:p text:style-name="P1">袂曉講閣捎咧烏白講。</text:p>
        <text:p text:style-name="P1">bē-hiáu kóng koh sa --leh oo-pe̍h-kóng.</text:p>
        <text:p text:style-name="P1"/>
        <text:p text:style-name="P1">好好，</text:p>
        <text:p text:style-name="P1">Hó hó, </text:p>
        <text:p text:style-name="P1"/>
        <text:p text:style-name="P1">來，</text:p>
        <text:p text:style-name="P1">lâi, </text:p>
        <text:p text:style-name="P1"/>
        <text:p text:style-name="P1">男主角來囉，</text:p>
        <text:p text:style-name="P1"><text:soft-page-break/>lâm tsú-kak lâi --loh, </text:p>
        <text:p text:style-name="P1"/>
        <text:p text:style-name="P1">我是客串的啦，</text:p>
        <text:p text:style-name="P1">guá sī kheh-tshuàn --ê --lah, </text:p>
        <text:p text:style-name="P1"/>
        <text:p text:style-name="P1">啊伊較早做辯士的，</text:p>
        <text:p text:style-name="P1">ah i khah-tsá tsò piān-sū --ê, </text:p>
        <text:p text:style-name="P1"/>
        <text:p text:style-name="P1">乎，</text:p>
        <text:p text:style-name="P1">honnh, </text:p>
        <text:p text:style-name="P1"/>
        <text:p text:style-name="P1">一喙掛雙舌，</text:p>
        <text:p text:style-name="P1">tsı̍t tshuì kuà siang tsi̍h, </text:p>
        <text:p text:style-name="P1"/>
        <text:p text:style-name="P1">嘿嘿。</text:p>
        <text:p text:style-name="P1">heh heh.</text:p>
        <text:p text:style-name="P1"/>
        <text:p text:style-name="P1">哈哈，</text:p>
        <text:p text:style-name="P1">Ha ha, </text:p>
        <text:p text:style-name="P1"/>
        <text:p text:style-name="P1">來來來來來，</text:p>
        <text:p text:style-name="P1">lâi lâi lâi lâi lâi, </text:p>
        <text:p text:style-name="P1"/>
        <text:p text:style-name="P1">逐家攏咧問，</text:p>
        <text:p text:style-name="P1">ta̍k-ke lóng leh mn̄g, </text:p>
        <text:p text:style-name="P1"/>
        <text:p text:style-name="P1">到底是十五年抑是十八年呢，</text:p>
        <text:p text:style-name="P1">tàu-té sī tsa̍p-gōo nî iah sī tsa̍p-peh nî --neh, </text:p>
        <text:p text:style-name="P1"/>
        <text:p text:style-name="P1">講著這个 王寶釧 啊思念 薛平貴 啊，</text:p>
        <text:p text:style-name="P1">kóng-tio̍h tsit ê <text:s/>Ông Pó-tshuan <text:s/>--ah su-liām <text:s/>Sih Pîng-kuì <text:s/>--ah, </text:p>
        <text:p text:style-name="P1"/>
        <text:p text:style-name="P1">寫血書啊寄𡳞鳥啊。</text:p>
        <text:p text:style-name="P1">siá hiat su --ah kià lān-tsiáu --ah.</text:p>
        <text:p text:style-name="P1"/>
        <text:p text:style-name="P1">啊？<text:tab/></text:p>
        <text:p text:style-name="P1">Ah?</text:p>
        <text:p text:style-name="P1"/>
        <text:p text:style-name="P1">聽予清楚、</text:p>
        <text:p text:style-name="P1">Thiann hōo tshing-tshó, </text:p>
        <text:p text:style-name="P1"/>
        <text:p text:style-name="P1">聽予清楚，</text:p>
        <text:p text:style-name="P1">thiann hōo tshing-tshó, </text:p>
        <text:p text:style-name="P1"/>
        <text:p text:style-name="P1">是「雁鳥」，</text:p>
        <text:p text:style-name="P1">sī “gān-tsiáu”,</text:p>
        <text:p text:style-name="P1"/>
        <text:p text:style-name="P1">啊這个雁鳥去送批啦乎，</text:p>
        <text:p text:style-name="P1"><text:s/>ah tsit ê gān-tsiáu khì sàng phue --lah --honnh, </text:p>
        <text:p text:style-name="P1"/>
        <text:p text:style-name="P1">曷有遐衰的，</text:p>
        <text:p text:style-name="P1">a̍h ū hiah sue --ê, </text:p>
        <text:p text:style-name="P1"/>
        <text:p text:style-name="P1">送一个批嘛去拄著風颱，</text:p>
        <text:p text:style-name="P1">sàng tsi̍t ê phue mā khì tú-tio̍h hong-thai, </text:p>
        <text:p text:style-name="P1"/>
        <text:p text:style-name="P1">乎，</text:p>
        <text:p text:style-name="P1">honnh, </text:p>
        <text:p text:style-name="P1"/>
        <text:p text:style-name="P1">所以這个 薛平貴 啊毋才會慢三年去</text:p>
        <text:p text:style-name="P1">sóo-í tsit ê <text:s/>Sih Pîng-kuì <text:s/>--ah m̄-tsiah ē bān sann nî khì</text:p>
        <text:p text:style-name="P1"/>
        <text:p text:style-name="P1">接著 王寶釧 的批啊！</text:p>
        <text:p text:style-name="P1">tsiap-tio̍h <text:s/>Ông Pó-tshuan <text:s/>ê phue --ah! </text:p>
        <text:p text:style-name="P1"/>
        <text:p text:style-name="P1">啊本底乎，</text:p>
        <text:p text:style-name="P1">Ah pún-té --honnh, </text:p>
        <text:p text:style-name="P1"><text:soft-page-break/></text:p>
        <text:p text:style-name="P1"><text:s/>王寶釧 啊苦守寒窯十五年就有夠矣啦，</text:p>
        <text:p text:style-name="P1"><text:s/>Ông Pó-tshuan <text:s/>--ah khóo siú hân iô tsa̍p-gōo nî tō ū-kàu --ah --lah, </text:p>
        <text:p text:style-name="P1"/>
        <text:p text:style-name="P1">啊落尾乎，</text:p>
        <text:p text:style-name="P1">ah lo̍h-bué --honnh, </text:p>
        <text:p text:style-name="P1"/>
        <text:p text:style-name="P1">加這三年乎，</text:p>
        <text:p text:style-name="P1">ke tsit sann nî --honnh, </text:p>
        <text:p text:style-name="P1"/>
        <text:p text:style-name="P1">才拄好是十八年啦！</text:p>
        <text:p text:style-name="P1">tsiah tú-hó sī tsa̍p-pueh nî --lah! </text:p>
        <text:p text:style-name="P1"/>
        <text:p text:style-name="P1">講古代啊，</text:p>
        <text:p text:style-name="P1">Kóng kóo-tāi --ah, </text:p>
        <text:p text:style-name="P1"/>
        <text:p text:style-name="P1">說古代，</text:p>
        <text:p text:style-name="P1">seh kóo-tāi, </text:p>
        <text:p text:style-name="P1"/>
        <text:p text:style-name="P1">故事無講無人知，</text:p>
        <text:p text:style-name="P1">kòo-sū bô kóng bô lâng tsai, </text:p>
        <text:p text:style-name="P1"/>
        <text:p text:style-name="P1"><text:s/>薛平貴 到底是乞食𨑨迌人抑是 大唐 太子身呢？</text:p>
        <text:p text:style-name="P1"><text:s/>Sih Pîng-kuì <text:s/>tàu-té sī khit-tsia̍h tshit-thô-lâng ia̍h sī <text:s/>Tāi-tông <text:s/>thài-tsú sin --neh? </text:p>
        <text:p text:style-name="P1"/>
        <text:p text:style-name="P1">身騎白馬過三關，</text:p>
        <text:p text:style-name="P1">Sin khiâ pe̍h bé kuè sam kuan, </text:p>
        <text:p text:style-name="P1"/>
        <text:p text:style-name="P1">到底是佗三關？</text:p>
        <text:p text:style-name="P1">tàu-té sī tó sann kuan? </text:p>
        <text:p text:style-name="P1"/>
        <text:p text:style-name="P1">是酒關、</text:p>
        <text:p text:style-name="P1">Sī tsiú kuan, </text:p>
        <text:p text:style-name="P1"/>
        <text:p text:style-name="P1">筊關抑是某奴關？</text:p>
        <text:p text:style-name="P1">kiáu kuan ia̍h sī bóo lôo kuan?</text:p>
        <text:p text:style-name="P1"/>
        <text:p text:style-name="P1">哈哈哈。</text:p>
        <text:p text:style-name="P1">Ha ha ha.</text:p>
        <text:p text:style-name="P1"/>
        <text:p text:style-name="P1">乞食變皇帝是為何來的，</text:p>
        <text:p text:style-name="P1">Khit-tsia̍h piàn hông-tè sī uī-hô lâi --ê, </text:p>
        <text:p text:style-name="P1"/>
        <text:p text:style-name="P1">是因為血海深仇，</text:p>
        <text:p text:style-name="P1">sī in-uī hiat-hái-tshim-siû, </text:p>
        <text:p text:style-name="P1"/>
        <text:p text:style-name="P1">抑是情海起波浪，</text:p>
        <text:p text:style-name="P1">ia̍h sī tsîng-hái khí pho-lōng, </text:p>
        <text:p text:style-name="P1"/>
        <text:p text:style-name="P1">這當中到底有啥物祕密呢？</text:p>
        <text:p text:style-name="P1">tse tang-tiong tàu-té ū siánn-mih pì-bı̍t --neh?</text:p>
        <text:p text:style-name="P1"/>
        <text:p text:style-name="P1">各位觀眾，</text:p>
        <text:p text:style-name="P1">Kok-uī kuan-tsiòng, </text:p>
        <text:p text:style-name="P1"/>
        <text:p text:style-name="P1">今仔日本片總報予恁知，</text:p>
        <text:p text:style-name="P1">kin-á-jı̍t pún phìnn tsóng pò hōo lín tsai, </text:p>
        <text:p text:style-name="P1"/>
        <text:p text:style-name="P1">保證逐家看完了後笑咍咍，</text:p>
        <text:p text:style-name="P1">pó-tsìng ta̍k-ke khuànn-uân liáu-āu tshiò-hai-hai, </text:p>
        <text:p text:style-name="P1"/>
        <text:p text:style-name="P1">啊這馬乎，</text:p>
        <text:p text:style-name="P1">ah tsit-má --honnh, </text:p>
        <text:p text:style-name="P1"><text:soft-page-break/></text:p>
        <text:p text:style-name="P1">欲唱國歌矣啦，</text:p>
        <text:p text:style-name="P1">beh tshiùnn kok-kua --ah --lah, </text:p>
        <text:p text:style-name="P1"/>
        <text:p text:style-name="P1">逐家做伙唱乎。</text:p>
        <text:p text:style-name="P1">ta̍k-ke tsò-hué tshiùnn --honnh.</text:p>
        <text:p text:style-name="P1"/>
        <text:p text:style-name="P1"><text:s/>來，</text:p>
        <text:p text:style-name="P1"><text:s/>來，</text:p>
        <text:p text:style-name="P1"/>
        <text:p text:style-name="P1">全體肅立。 </text:p>
        <text:p text:style-name="P1">全體肅立。 </text:p>
        <text:p text:style-name="P1"/>
        <text:p text:style-name="P1">乎，</text:p>
        <text:p text:style-name="P1">Honnh, </text:p>
        <text:p text:style-name="P1"/>
        <text:p text:style-name="P1">徛起來、</text:p>
        <text:p text:style-name="P1">khiā --khí-lâi, </text:p>
        <text:p text:style-name="P1"/>
        <text:p text:style-name="P1">徛起來。</text:p>
        <text:p text:style-name="P1">khiā --khí-lâi.</text:p>
        <text:p text:style-name="P1"/>
        <text:p text:style-name="P1"><text:s/>唱國歌。 </text:p>
        <text:p text:style-name="P1"><text:s/>唱國歌。 </text:p>
        <text:p text:style-name="P1"/>
        <text:p text:style-name="P1"><text:s/>三民主義、</text:p>
        <text:p text:style-name="P1"><text:s/>三民主義、</text:p>
        <text:p text:style-name="P1"/>
        <text:p text:style-name="P1">吾黨所宗 </text:p>
        <text:p text:style-name="P1">吾黨所宗 </text:p>
        <text:p text:style-name="P1"/>
        <text:p text:style-name="P1">我總算親目睭看著這齣電影放影，</text:p>
        <text:p text:style-name="P1">Guá tsóng sǹg tshin-ba̍k-tsiu khuànn-tio̍h tsit tshut tiān-iánn hòng-iánn, </text:p>
        <text:p text:style-name="P1"/>
        <text:p text:style-name="P1">對我來講，</text:p>
        <text:p text:style-name="P1">tuì guá lâi kóng, </text:p>
        <text:p text:style-name="P1"/>
        <text:p text:style-name="P1">這只是一个開始，</text:p>
        <text:p text:style-name="P1">tse tsí-sī tsi̍t ê khai-sí, </text:p>
        <text:p text:style-name="P1"/>
        <text:p text:style-name="P1">伊毋但是電影歷史的一大步，</text:p>
        <text:p text:style-name="P1">i m̄-nā sī tiān-iánn lı̍k-sú ê tsı̍t tuā pōo, </text:p>
        <text:p text:style-name="P1"/>
        <text:p text:style-name="P1">嘛是我行向夢想的頭一步，</text:p>
        <text:p text:style-name="P1">mā sī guá kiânn hiòng bāng-sióng ê thâu tsı̍t pōo, </text:p>
        <text:p text:style-name="P1"/>
        <text:p text:style-name="P1">我已經看著 臺灣 電影的未來，</text:p>
        <text:p text:style-name="P1">guá í-king khuànn-tio̍h <text:s/>Tâi-uân <text:s/>tiān-iánn ê bī-lâi, </text:p>
        <text:p text:style-name="P1"/>
        <text:p text:style-name="P1">一段屬於臺語片的輝煌年代。</text:p>
        <text:p text:style-name="P1">tsı̍t tuānn sio̍k-î Tâi-gí phìnn ê hui-hông nî-tāi.</text:p>
        <text:p text:style-name="P1"/>
        <text:p text:style-name="P1"><text:s/>Nana ，</text:p>
        <text:p text:style-name="P1"><text:s/>Nana , </text:p>
        <text:p text:style-name="P1"/>
        <text:p text:style-name="P1">案內予好呢。</text:p>
        <text:p text:style-name="P1">àn-nāi hōo hó --neh. </text:p>
        <text:p text:style-name="P1"/>
        <text:p text:style-name="P1">嘿，</text:p>
        <text:p text:style-name="P1">Heh, </text:p>
        <text:p text:style-name="P1"/>
        <text:p text:style-name="P1"><text:s/>王 董的，</text:p>
        <text:p text:style-name="P1"><text:s/>Ông <text:s/>táng--ê, </text:p>
        <text:p text:style-name="P1"/>
        <text:p text:style-name="P1">你來矣喔。</text:p>
        <text:p text:style-name="P1">lí lâi --ah --ooh. </text:p>
        <text:p text:style-name="P1"/>
        <text:p text:style-name="P1"><text:s/>豔紅 啊、</text:p>
        <text:p text:style-name="P1"><text:s/>Iām-hông <text:s/>--ah, </text:p>
        <text:p text:style-name="P1"/>
        <text:p text:style-name="P1"><text:soft-page-break/><text:s/>豔紅 ，</text:p>
        <text:p text:style-name="P1"><text:s/>Iām-hông , </text:p>
        <text:p text:style-name="P1"/>
        <text:p text:style-name="P1"><text:s/>王 董的來矣，</text:p>
        <text:p text:style-name="P1"><text:s/>Ông <text:s/>táng--ê <text:s/>lâi --ah, </text:p>
        <text:p text:style-name="P1"/>
        <text:p text:style-name="P1">來來來，</text:p>
        <text:p text:style-name="P1">lâi lâi lâi, </text:p>
        <text:p text:style-name="P1"/>
        <text:p text:style-name="P1">三番、</text:p>
        <text:p text:style-name="P1">sann huan, </text:p>
        <text:p text:style-name="P1"/>
        <text:p text:style-name="P1">三番乎，</text:p>
        <text:p text:style-name="P1">sann huan --honnh, </text:p>
        <text:p text:style-name="P1"/>
        <text:p text:style-name="P1">案內予好喔！</text:p>
        <text:p text:style-name="P1">àn-nāi hōo hó --ooh!</text:p>
        <text:p text:style-name="P1"/>
        <text:p text:style-name="P1">喂，</text:p>
        <text:p text:style-name="P1">Eh, </text:p>
        <text:p text:style-name="P1"/>
        <text:p text:style-name="P1">啊哪會徛咧遮，</text:p>
        <text:p text:style-name="P1">ah ná ē khiā leh tsia, </text:p>
        <text:p text:style-name="P1"/>
        <text:p text:style-name="P1">行啦？</text:p>
        <text:p text:style-name="P1">kiânn --lah?</text:p>
        <text:p text:style-name="P1"/>
        <text:p text:style-name="P1">無啦無啦無啦，</text:p>
        <text:p text:style-name="P1">Bô --lah bô --lah bô --lah, </text:p>
        <text:p text:style-name="P1"/>
        <text:p text:style-name="P1"><text:s/>たろう 桑來矣，</text:p>
        <text:p text:style-name="P1"><text:s/>たろう <text:s/>--sáng lâi --ah, </text:p>
        <text:p text:style-name="P1"/>
        <text:p text:style-name="P1">人佇咧九番等你，</text:p>
        <text:p text:style-name="P1">lâng tī-leh káu huan tán --lí, </text:p>
        <text:p text:style-name="P1"/>
        <text:p text:style-name="P1">講有代誌欲揣你啦。</text:p>
        <text:p text:style-name="P1">kóng ū tāi-tsì beh tshuē --lí --lah.</text:p>
        <text:p text:style-name="P1"/>
        <text:p text:style-name="P1"><text:s/>たろう 桑有代誌欲揣我？</text:p>
        <text:p text:style-name="P1"><text:s/>たろう <text:s/>--sáng ū tāi-tsì beh tshuē guá?</text:p>
        <text:p text:style-name="P1"/>
        <text:p text:style-name="P1">Mh。</text:p>
        <text:p text:style-name="P1">Mh.</text:p>
        <text:p text:style-name="P1"/>
        <text:p text:style-name="P1">你敢知影啥物代誌？</text:p>
        <text:p text:style-name="P1">Lí kám tsai-iánn siánn-mih tāi-tsì?</text:p>
        <text:p text:style-name="P1"/>
        <text:p text:style-name="P1">我曷知？</text:p>
        <text:p text:style-name="P1">Guá a̍h tsai? </text:p>
        <text:p text:style-name="P1"/>
        <text:p text:style-name="P1">我干焦知影講咱若是無去乎，</text:p>
        <text:p text:style-name="P1">Guá kan-na tsai-iánn kóng lán nā sī bô khì --honnh, </text:p>
        <text:p text:style-name="P1"/>
        <text:p text:style-name="P1">代誌就大條矣！</text:p>
        <text:p text:style-name="P1">tāi-tsì tō tuā-tiâu --ah!</text:p>
        <text:p text:style-name="P1"/>
        <text:p text:style-name="P1"><text:s/>阿文 。</text:p>
        <text:p text:style-name="P1"><text:s/>A-bûn .</text:p>
        <text:p text:style-name="P1"/>
        <text:p text:style-name="P1">姊仔，</text:p>
        <text:p text:style-name="P1">Tsí--á, </text:p>
        <text:p text:style-name="P1"/>
        <text:p text:style-name="P1">啥物吩咐？</text:p>
        <text:p text:style-name="P1">siánn-mih huan-hù?</text:p>
        <text:p text:style-name="P1"/>
        <text:p text:style-name="P1">泡一鈷茶，</text:p>
        <text:p text:style-name="P1">Phàu tsı̍t kóo tê, </text:p>
        <text:p text:style-name="P1"/>
        <text:p text:style-name="P1">捾兩罐酒，</text:p>
        <text:p text:style-name="P1">kuānn nn̄g kuàn tsiú, </text:p>
        <text:p text:style-name="P1"/>
        <text:p text:style-name="P1">入去九番。</text:p>
        <text:p text:style-name="P1">li̍p-khì káu huan.</text:p>
        <text:p text:style-name="P1"><text:soft-page-break/></text:p>
        <text:p text:style-name="P1">是。</text:p>
        <text:p text:style-name="P1">Sī. </text:p>
        <text:p text:style-name="P1"/>
        <text:p text:style-name="P1">一鈷茶、</text:p>
        <text:p text:style-name="P1">Tsı̍t kóo tê, </text:p>
        <text:p text:style-name="P1"/>
        <text:p text:style-name="P1">兩罐酒、</text:p>
        <text:p text:style-name="P1">nn̄g kuàn tsiú, </text:p>
        <text:p text:style-name="P1"/>
        <text:p text:style-name="P1">九番啊，</text:p>
        <text:p text:style-name="P1">káu huan --ah,</text:p>
        <text:p text:style-name="P1"/>
        <text:p text:style-name="P1">漂流男兒，</text:p>
        <text:p text:style-name="P1">phiau-liû lâm-lî, </text:p>
        <text:p text:style-name="P1"/>
        <text:p text:style-name="P1">港都夜雨寂寞暝，</text:p>
        <text:p text:style-name="P1">káng-too iā ú siok-bo̍k mî, </text:p>
        <text:p text:style-name="P1"/>
        <text:p text:style-name="P1">哈哈哈哈哈哈，</text:p>
        <text:p text:style-name="P1">ha ha ha ha ha ha, </text:p>
        <text:p text:style-name="P1"/>
        <text:p text:style-name="P1">哈哈哈哈哈哈，</text:p>
        <text:p text:style-name="P1">ha ha ha ha ha ha, </text:p>
        <text:p text:style-name="P1"/>
        <text:p text:style-name="P1">唷！</text:p>
        <text:p text:style-name="P1">ioh! </text:p>
        <text:p text:style-name="P1"/>
        <text:p text:style-name="P1"><text:s/>阿不拉 。</text:p>
        <text:p text:style-name="P1"><text:s/>A-put-lah .</text:p>
        <text:p text:style-name="P1"/>
        <text:p text:style-name="P1"><text:s/>たろう 大的。</text:p>
        <text:p text:style-name="P1"><text:s/>たろう <text:s/>tuā--ê.</text:p>
        <text:p text:style-name="P1"/>
        <text:p text:style-name="P1">哈哈哈哈哈哈哈你來矣，</text:p>
        <text:p text:style-name="P1">Ha ha ha ha ha ha ha Lí lâi --ah, </text:p>
        <text:p text:style-name="P1"/>
        <text:p text:style-name="P1">來來來，</text:p>
        <text:p text:style-name="P1">lâi lâi lâi, </text:p>
        <text:p text:style-name="P1"/>
        <text:p text:style-name="P1">遐坐、</text:p>
        <text:p text:style-name="P1">hia tsē,</text:p>
        <text:p text:style-name="P1"/>
        <text:p text:style-name="P1">遐坐，</text:p>
        <text:p text:style-name="P1">hia tsē, </text:p>
        <text:p text:style-name="P1"/>
        <text:p text:style-name="P1">啊！</text:p>
        <text:p text:style-name="P1">ah!</text:p>
        <text:p text:style-name="P1"/>
        <text:p text:style-name="P1">多謝 たろう 大的！</text:p>
        <text:p text:style-name="P1">To-siā <text:s/>たろう <text:s/>tuā ê!</text:p>
        <text:p text:style-name="P1"/>
        <text:p text:style-name="P1">坐啦！</text:p>
        <text:p text:style-name="P1">Tsē --lah!</text:p>
        <text:p text:style-name="P1"/>
        <text:p text:style-name="P1"><text:s/>たろう 大的，</text:p>
        <text:p text:style-name="P1"><text:s/>たろう <text:s/>tuā--ê, </text:p>
        <text:p text:style-name="P1"/>
        <text:p text:style-name="P1">uah講著你這个歌聲喔，</text:p>
        <text:p text:style-name="P1">uah kóng-tio̍h lí tsit ê kua-siann --ooh, </text:p>
        <text:p text:style-name="P1"/>
        <text:p text:style-name="P1">連 臺灣 的歌王喔都愛共你呵咾，</text:p>
        <text:p text:style-name="P1">liân <text:s/>Tâi-uân <text:s/>ê kua-ông --ooh to ài kā lí o-ló, </text:p>
        <text:p text:style-name="P1"/>
        <text:p text:style-name="P1">無親像我這啦！</text:p>
        <text:p text:style-name="P1">bô tshan-tshiūnn guá tse --lah! </text:p>
        <text:p text:style-name="P1"/>
        <text:p text:style-name="P1">狗聲乞食喉啦！</text:p>
        <text:p text:style-name="P1">Káu siann khit-tsia̍h âu --lah! </text:p>
        <text:p text:style-name="P1"/>
        <text:p text:style-name="P1">講的乎比唱的較好聽啦！</text:p>
        <text:p text:style-name="P1">Kóng --ê --honnh pí tshiùnn --ê khah hó-thiann --lah!</text:p>
        <text:p text:style-name="P1"/>
        <text:p text:style-name="P1"><text:soft-page-break/>哈哈哈。</text:p>
        <text:p text:style-name="P1">Ha ha ha.</text:p>
        <text:p text:style-name="P1"/>
        <text:p text:style-name="P1">有影有影。</text:p>
        <text:p text:style-name="P1">Ū-iánn ū-iánn.</text:p>
        <text:p text:style-name="P1"/>
        <text:p text:style-name="P1">聽講你彼支電影一下上檔，</text:p>
        <text:p text:style-name="P1">Thiann-kóng lí hit ki tiān-iánn tsı̍t-ē tsiūnn-tóng, </text:p>
        <text:p text:style-name="P1"/>
        <text:p text:style-name="P1">謼，</text:p>
        <text:p text:style-name="P1">hooh, </text:p>
        <text:p text:style-name="P1"/>
        <text:p text:style-name="P1"><text:s/>國際 戲院按呢逐工都煏場，</text:p>
        <text:p text:style-name="P1"><text:s/>Kok-tsè <text:s/>hì-īnn án-ne ta̍k kang to piak tiûnn, </text:p>
        <text:p text:style-name="P1"/>
        <text:p text:style-name="P1">人攏按呢插插插！</text:p>
        <text:p text:style-name="P1">lâng lóng án-ne tshah-tshah-tshah! </text:p>
        <text:p text:style-name="P1"/>
        <text:p text:style-name="P1">喂，</text:p>
        <text:p text:style-name="P1">Eh, </text:p>
        <text:p text:style-name="P1"/>
        <text:p text:style-name="P1">連領月工的攏趁甲油洗洗喔，</text:p>
        <text:p text:style-name="P1">liân niá gue̍h-kang --ê lóng thàn kah iû-sé-sé --ooh, </text:p>
        <text:p text:style-name="P1"/>
        <text:p text:style-name="P1">啊。</text:p>
        <text:p text:style-name="P1">ah.</text:p>
        <text:p text:style-name="P1"/>
        <text:p text:style-name="P1">這攏愛感謝 たろう 大的啦！</text:p>
        <text:p text:style-name="P1">Tse lóng ài kám-siā <text:s/>たろう <text:s/>tuā--ê --lah! </text:p>
        <text:p text:style-name="P1"/>
        <text:p text:style-name="P1">當初乎，</text:p>
        <text:p text:style-name="P1">Tong-tshoo --honnh, </text:p>
        <text:p text:style-name="P1"/>
        <text:p text:style-name="P1">若毋是 たろう 大的你頕頭啦，</text:p>
        <text:p text:style-name="P1">nā m̄ sī <text:s/>たろう <text:s/>tuā--ê lí tìm-thâu --lah, </text:p>
        <text:p text:style-name="P1"/>
        <text:p text:style-name="P1">我這馬就親像我彼支電影仝款，</text:p>
        <text:p text:style-name="P1">guá tsit-má tō tshan-tshiūnn guá hit ki tiān-iánn kāng-khuán, </text:p>
        <text:p text:style-name="P1"/>
        <text:p text:style-name="P1">苦守寒窯十八年啦，</text:p>
        <text:p text:style-name="P1">khóo siú hân iô tsa̍p-peh nî --lah, </text:p>
        <text:p text:style-name="P1"/>
        <text:p text:style-name="P1">包包咧轉來睏矣啦！</text:p>
        <text:p text:style-name="P1">pau-pau--eh tńg--lâi khùn --ah --lah!</text:p>
        <text:p text:style-name="P1"/>
        <text:p text:style-name="P1">你按呢講就著矣啦，</text:p>
        <text:p text:style-name="P1">Lí án-ne kóng tō tio̍h --ah --lah, </text:p>
        <text:p text:style-name="P1"/>
        <text:p text:style-name="P1">哈哈哈哈哈。</text:p>
        <text:p text:style-name="P1">ha ha ha ha ha.</text:p>
        <text:p text:style-name="P1"/>
        <text:p text:style-name="P1"><text:s/>阿不拉 ，</text:p>
        <text:p text:style-name="P1"><text:s/>A-put-lah , </text:p>
        <text:p text:style-name="P1"/>
        <text:p text:style-name="P1">啊你毋是欲拍金色夜叉，</text:p>
        <text:p text:style-name="P1">ah lí m̄ sī beh phah Kim-sik iā-tshe, </text:p>
        <text:p text:style-name="P1"/>
        <text:p text:style-name="P1">遮爾好空的代誌，</text:p>
        <text:p text:style-name="P1">tsiah-nī hó-khang ê tāi-tsì, </text:p>
        <text:p text:style-name="P1"/>
        <text:p text:style-name="P1">啊你無報予阮大的趁，</text:p>
        <text:p text:style-name="P1">ah lí bô pò hōo gún tuā--ê thàn, </text:p>
        <text:p text:style-name="P1"/>
        <text:p text:style-name="P1">按呢敢講會得過？</text:p>
        <text:p text:style-name="P1"><text:soft-page-break/>án-ne kám kóng ē-tit kuè? </text:p>
        <text:p text:style-name="P1"/>
        <text:p text:style-name="P1">遮三十萬現金啦，</text:p>
        <text:p text:style-name="P1">Tsia sann-tsa̍p bān hiān-kim --lah, </text:p>
        <text:p text:style-name="P1"/>
        <text:p text:style-name="P1">阮大的拍算欲開的啦！</text:p>
        <text:p text:style-name="P1">gún tuā--ê phah-sǹg beh khai --ê --lah!</text:p>
        <text:p text:style-name="P1"/>
        <text:p text:style-name="P1"><text:s/>たろう 大的，</text:p>
        <text:p text:style-name="P1"><text:s/>たろう <text:s/>tuā--ê, </text:p>
        <text:p text:style-name="P1"/>
        <text:p text:style-name="P1">佇咧娛樂界喔，</text:p>
        <text:p text:style-name="P1">tī-leh gû-lo̍k kài --ooh, </text:p>
        <text:p text:style-name="P1"/>
        <text:p text:style-name="P1">你會用得講是喝水會堅凍，</text:p>
        <text:p text:style-name="P1">lí ē-īng-eh kóng sī huah tsuí ē kian-tàng, </text:p>
        <text:p text:style-name="P1"/>
        <text:p text:style-name="P1">啊我若會用得佮你合作真正是我的榮幸啦，</text:p>
        <text:p text:style-name="P1">ah guá nā ē-īng-eh kah lí ha̍p-tsok tsin-tsiànn sī guá ê îng-hīng --lah, </text:p>
        <text:p text:style-name="P1"/>
        <text:p text:style-name="P1">猶毋過這支電影乎，</text:p>
        <text:p text:style-name="P1">iá-m̄-koh tsit ki tiān-iánn --honnh, </text:p>
        <text:p text:style-name="P1"/>
        <text:p text:style-name="P1">我較歹勢，</text:p>
        <text:p text:style-name="P1">guá khah phái-sè, </text:p>
        <text:p text:style-name="P1"/>
        <text:p text:style-name="P1">我已經佮 黃茂林 講好矣，</text:p>
        <text:p text:style-name="P1">guá í-king kah <text:s/>N̂g Bōo-lîm <text:s/>kóng hó --ah, </text:p>
        <text:p text:style-name="P1"/>
        <text:p text:style-name="P1">啊 たろう 大的，</text:p>
        <text:p text:style-name="P1">ah <text:s/>たろう <text:s/>tuā--ê, </text:p>
        <text:p text:style-name="P1"/>
        <text:p text:style-name="P1">你就慢一跤步，</text:p>
        <text:p text:style-name="P1">lí tō bān tsi̍t kha-pōo, </text:p>
        <text:p text:style-name="P1"/>
        <text:p text:style-name="P1">啊希望這以後乎真正有機會會用得合作，</text:p>
        <text:p text:style-name="P1">ah hi-bāng tse í-āu --honnh tsin-tsiànn ū ki-huē ē-īng-eh ha̍p-tsok, </text:p>
        <text:p text:style-name="P1"/>
        <text:p text:style-name="P1">乎，</text:p>
        <text:p text:style-name="P1">honnh, </text:p>
        <text:p text:style-name="P1"/>
        <text:p text:style-name="P1">啊這杯，</text:p>
        <text:p text:style-name="P1">ah tsit pue, </text:p>
        <text:p text:style-name="P1"/>
        <text:p text:style-name="P1">算是我佮 たろう 大的會失禮！</text:p>
        <text:p text:style-name="P1">sǹg-sī guá kah <text:s/>たろう <text:s/>tuā--ê huē sit-lé!</text:p>
        <text:p text:style-name="P1"/>
        <text:p text:style-name="P1">大的，</text:p>
        <text:p text:style-name="P1">Tuā--ê, </text:p>
        <text:p text:style-name="P1"/>
        <text:p text:style-name="P1">我看乎 阿不拉 是想欲家己規碗捀咧，</text:p>
        <text:p text:style-name="P1">guá khuànn --honnh <text:s/>A-put-lah <text:s/>sī siūnn-beh ka-kī kui uánn phâng --leh, </text:p>
        <text:p text:style-name="P1"/>
        <text:p text:style-name="P1">咱話講遐明，</text:p>
        <text:p text:style-name="P1">lán uē kóng hiah bîng, </text:p>
        <text:p text:style-name="P1"/>
        <text:p text:style-name="P1">伊閣聽無，</text:p>
        <text:p text:style-name="P1">i koh thiann bô, </text:p>
        <text:p text:style-name="P1"/>
        <text:p text:style-name="P1">根本乎，</text:p>
        <text:p text:style-name="P1">kun-pún --honnh, </text:p>
        <text:p text:style-name="P1"/>
        <text:p text:style-name="P1">無共你信篤啦。</text:p>
        <text:p text:style-name="P1">bô kā lí sìn-táu --lah.</text:p>
        <text:p text:style-name="P1"/>
        <text:p text:style-name="P1"><text:soft-page-break/><text:s/>阿不拉 ，</text:p>
        <text:p text:style-name="P1"><text:s/>A-put-lah , </text:p>
        <text:p text:style-name="P1"/>
        <text:p text:style-name="P1">毋通船過水無痕，</text:p>
        <text:p text:style-name="P1">m̄-thang tsûn kuè tsuí bô hûn, </text:p>
        <text:p text:style-name="P1"/>
        <text:p text:style-name="P1"><text:s/>王寶釧 這支戲，</text:p>
        <text:p text:style-name="P1"><text:s/>Ông Pó-tshuan <text:s/>tsit ki hì, </text:p>
        <text:p text:style-name="P1"/>
        <text:p text:style-name="P1">當初是我是欣賞你的氣魄，</text:p>
        <text:p text:style-name="P1">tong-tshoo sī guá sī him-sióng lí ê khì-phik, </text:p>
        <text:p text:style-name="P1"/>
        <text:p text:style-name="P1">才予你這个機會佮這个 ちん 桑踮咧弄十八仔，</text:p>
        <text:p text:style-name="P1">tsiah hōo lí tsit ê ki-huē kah tsit ê <text:s/>ちん <text:s/>--sáng tàm leh lāng si̍p-pat-á, </text:p>
        <text:p text:style-name="P1"/>
        <text:p text:style-name="P1">啊無你彼間戲院那有法度遐奢颺，</text:p>
        <text:p text:style-name="P1">iah bô lí hit king hì-īnn ná ū huat-tōo hiah tshia-iānn, </text:p>
        <text:p text:style-name="P1"/>
        <text:p text:style-name="P1">敢講你攏毋免還我人情？</text:p>
        <text:p text:style-name="P1">kám kóng lí lóng m̄-bián hâinn guá lîn-tsîng? </text:p>
        <text:p text:style-name="P1"/>
        <text:p text:style-name="P1">毋是朋友，</text:p>
        <text:p text:style-name="P1">M̄ sī pîng-iú, </text:p>
        <text:p text:style-name="P1"/>
        <text:p text:style-name="P1">就是敵人。</text:p>
        <text:p text:style-name="P1">tiō sī ti̍k-lîn.</text:p>
        <text:p text:style-name="P1"/>
        <text:p text:style-name="P1"><text:s/>たろう 大的，</text:p>
        <text:p text:style-name="P1"><text:s/>たろう <text:s/>tuā--ê, </text:p>
        <text:p text:style-name="P1"/>
        <text:p text:style-name="P1">我想你嘛真清楚，</text:p>
        <text:p text:style-name="P1">guá siūnn lí mā tsin tshing-tshóo, </text:p>
        <text:p text:style-name="P1"/>
        <text:p text:style-name="P1">做生理，</text:p>
        <text:p text:style-name="P1">tsò sing-lí, </text:p>
        <text:p text:style-name="P1"/>
        <text:p text:style-name="P1">講的是信用，</text:p>
        <text:p text:style-name="P1">kóng --ê sī sìn-iōng, </text:p>
        <text:p text:style-name="P1"/>
        <text:p text:style-name="P1">我已經共 茂林 講好勢矣，</text:p>
        <text:p text:style-name="P1">guá í-king kā <text:s/>Bōo-lîm <text:s/>kóng hó-sè --ah, </text:p>
        <text:p text:style-name="P1"/>
        <text:p text:style-name="P1">我若違背約束，</text:p>
        <text:p text:style-name="P1">guá nā uî-puē iok-sok, </text:p>
        <text:p text:style-name="P1"/>
        <text:p text:style-name="P1">這以後我佇咧電影界是欲按怎徛立？</text:p>
        <text:p text:style-name="P1">tse í-āu guá tī-leh tiān-iánn kài sī beh án-tsuánn khiā-lı̍p?</text:p>
        <text:p text:style-name="P1"/>
        <text:p text:style-name="P1">攏出去。</text:p>
        <text:p text:style-name="P1">Lóng tshut-khì, </text:p>
        <text:p text:style-name="P1"/>
        <text:p text:style-name="P1">動作較緊咧啦，</text:p>
        <text:p text:style-name="P1">Tōng-tsok khah kín --eh --lah, </text:p>
        <text:p text:style-name="P1"/>
        <text:p text:style-name="P1">攏出去。</text:p>
        <text:p text:style-name="P1">lóng tshut--khì.</text:p>
        <text:p text:style-name="P1"/>
        <text:p text:style-name="P1">唉唷，</text:p>
        <text:p text:style-name="P1">Haih ioh, </text:p>
        <text:p text:style-name="P1"/>
        <text:p text:style-name="P1"><text:s/>たろう 大的，</text:p>
        <text:p text:style-name="P1"><text:s/>たろう <text:s/>tuā--ê, </text:p>
        <text:p text:style-name="P1"/>
        <text:p text:style-name="P1">你。</text:p>
        <text:p text:style-name="P1">lí.</text:p>
        <text:p text:style-name="P1"/>
        <text:p text:style-name="P1"><text:soft-page-break/>我這馬咧撨代誌，</text:p>
        <text:p text:style-name="P1">Guá tsit-má leh tshiâu tāi-tsì, </text:p>
        <text:p text:style-name="P1"/>
        <text:p text:style-name="P1">你先出去。</text:p>
        <text:p text:style-name="P1">lí sing tshut-khì.</text:p>
        <text:p text:style-name="P1"/>
        <text:p text:style-name="P1">你的代誌就是我的代誌。</text:p>
        <text:p text:style-name="P1">Lí ê tāi-tsì tō sī guá ê tāi-tsì. </text:p>
        <text:p text:style-name="P1"/>
        <text:p text:style-name="P1"><text:s/>たろう 大的，</text:p>
        <text:p text:style-name="P1"><text:s/>たろう <text:s/>tuā--ê, </text:p>
        <text:p text:style-name="P1"/>
        <text:p text:style-name="P1">好矣啦，</text:p>
        <text:p text:style-name="P1">hó --ah --lah, </text:p>
        <text:p text:style-name="P1"/>
        <text:p text:style-name="P1">你莫受氣啦好無，</text:p>
        <text:p text:style-name="P1">lí mài siū-khì --lah hó --bô, </text:p>
        <text:p text:style-name="P1"/>
        <text:p text:style-name="P1">這一定乎是有啥物誤會。</text:p>
        <text:p text:style-name="P1">tse it-tīng --honnh sī ū siánn-mih gōo-huē.</text:p>
        <text:p text:style-name="P1"/>
        <text:p text:style-name="P1">哈，</text:p>
        <text:p text:style-name="P1">Ha, </text:p>
        <text:p text:style-name="P1"/>
        <text:p text:style-name="P1">你是 麗賓閣 內面上紅的小姐，</text:p>
        <text:p text:style-name="P1">lí sī <text:s/>Lē-pin-koh <text:s/>lāi-bīn siōng âng ê sió-tsiá, </text:p>
        <text:p text:style-name="P1"/>
        <text:p text:style-name="P1">請就請袂出來，</text:p>
        <text:p text:style-name="P1">tshiánn tō tshiánn bē tshut-lâi, </text:p>
        <text:p text:style-name="P1"/>
        <text:p text:style-name="P1">雄雄跳出來替 阿不拉 講話，</text:p>
        <text:p text:style-name="P1">hiông-hiông thiàu tshut-lâi thè <text:s/>A-put-lah <text:s/>kóng-uē, </text:p>
        <text:p text:style-name="P1"/>
        <text:p text:style-name="P1">講來聽看覓咧，</text:p>
        <text:p text:style-name="P1">kóng lâi thiann khuànn-māi --eh, </text:p>
        <text:p text:style-name="P1"/>
        <text:p text:style-name="P1">我是按怎誤會伊的？</text:p>
        <text:p text:style-name="P1">guá sī án-nuá gōo-huē --i --ê?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21788" officeooo:paragraph-rsid="0002178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684-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14:39:05.976690913</dc:date>
    <meta:editing-duration>PT9M3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2" meta:paragraph-count="1382" meta:word-count="9245" meta:character-count="24094" meta:non-whitespace-character-count="20480"/>
  </office:meta>
</office:document-meta>
</file>